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4000000647AE6E3FDE73A847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objectwithoutfill">
      <style:graphic-properties draw:marker-start="" draw:marker-end="Fin_20_de_20_línea_20_2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marker-end="Fin_20_de_20_línea_20_4" draw:fill="none" draw:fill-color="#ffffff" fo:min-height="0.35cm"/>
    </style:style>
    <style:style style:name="gr5" style:family="graphic" style:parent-style-name="objectwithoutfill">
      <style:graphic-properties draw:marker-end="Fin_20_de_20_línea_20_2" draw:marker-end-width="0.3cm" draw:fill="none" draw:textarea-vertical-align="middle"/>
    </style:style>
    <style:style style:name="gr6" style:family="graphic" style:parent-style-name="standard">
      <style:graphic-properties draw:marker-end="Fin_20_de_20_línea_20_4" draw:fill="solid" draw:fill-color="#99ffcc" draw:textarea-vertical-align="middle"/>
    </style:style>
    <style:style style:name="gr7" style:family="graphic" style:parent-style-name="standard">
      <style:graphic-properties svg:stroke-color="#000000" draw:marker-start="Fin_20_de_20_línea_20_2" draw:marker-start-width="0.3cm" draw:marker-end="Fin_20_de_20_línea_20_2" draw:marker-end-width="0.3cm" draw:textarea-vertical-align="middle"/>
    </style:style>
    <style:style style:name="gr8" style:family="graphic" style:parent-style-name="standard">
      <style:graphic-properties draw:stroke="none" svg:stroke-color="#000000" draw:marker-end="Fin_20_de_20_línea_20_4" draw:fill="none" draw:fill-color="#ffffff" fo:min-height="0.6cm"/>
    </style:style>
    <style:style style:name="gr9" style:family="graphic" style:parent-style-name="standard">
      <style:graphic-properties draw:marker-end="Fin_20_de_20_línea_20_4" draw:fill="solid" draw:fill-color="#ffff99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Fine_20_Dashed" svg:stroke-color="#0000ff" draw:marker-end="Fin_20_de_20_línea_20_4" draw:fill="none" draw:textarea-vertical-align="middle"/>
    </style:style>
    <style:style style:name="gr11" style:family="graphic" style:parent-style-name="objectwithoutfill">
      <style:graphic-properties draw:marker-end="Symmetric_20_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35cm"/>
    </style:style>
    <style:style style:name="gr13" style:family="graphic" style:parent-style-name="standard">
      <style:graphic-properties draw:stroke="none" svg:stroke-color="#000000" draw:fill="none" draw:fill-color="#ffffff" fo:min-height="0.637cm"/>
    </style:style>
    <style:style style:name="gr14" style:family="graphic" style:parent-style-name="standard">
      <style:graphic-properties svg:stroke-color="#333333" draw:marker-end="Fin_20_de_20_línea_20_4" draw:fill="solid" draw:fill-color="#eb613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638cm"/>
    </style:style>
    <style:style style:name="gr16" style:family="graphic" style:parent-style-name="objectwithoutfill">
      <style:graphic-properties draw:stroke="dash" draw:stroke-dash="Fine_20_Dashed" svg:stroke-color="#0000ff" draw:marker-end="Fin_20_de_20_línea_20_4" draw:marker-end-width="0.2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376cm"/>
    </style:style>
    <style:style style:name="gr18" style:family="graphic" style:parent-style-name="standard">
      <style:graphic-properties svg:stroke-color="#000000" draw:marker-start="Symmetric_20_Arrow" draw:marker-start-width="0.3cm" draw:marker-end="Symmetric_20_Arrow" draw:marker-end-width="0.3cm" draw:textarea-vertical-align="middle"/>
    </style:style>
    <style:style style:name="gr19" style:family="graphic" style:parent-style-name="standard">
      <style:graphic-properties svg:stroke-color="#000000" draw:marker-end="Fin_20_de_20_línea_20_4" draw:fill="solid" draw:fill-color="#eb613d" draw:textarea-vertical-align="middle"/>
    </style:style>
    <style:style style:name="gr20" style:family="graphic" style:parent-style-name="standard">
      <style:graphic-properties draw:marker-end="Fin_20_de_20_línea_20_4" draw:fill="solid" draw:fill-color="#eb613d" draw:textarea-vertical-align="middl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solid" draw:stroke-dash="Dash_20_1" svg:stroke-color="#000000" draw:marker-start="Symmetric_20_Arrow" draw:marker-start-width="0.3cm" draw:marker-end="Symmetric_20_Arrow" draw:marker-end-width="0.3cm"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15.3cm"/>
    </style:style>
    <style:style style:name="gr24" style:family="graphic" style:parent-style-name="standard">
      <style:graphic-properties draw:stroke="none" svg:stroke-color="#000000" draw:fill="none" draw:fill-color="#ffffff" fo:min-height="5.897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337cm"/>
    </style:style>
    <style:style style:name="gr29" style:family="graphic" style:parent-style-name="standard">
      <style:graphic-properties draw:stroke="none" svg:stroke-color="#000000" draw:fill="none" draw:fill-color="#ffffff" fo:min-height="0.319cm"/>
    </style:style>
    <style:style style:name="gr30" style:family="graphic" style:parent-style-name="standard">
      <style:graphic-properties draw:stroke="none" svg:stroke-color="#000000" draw:marker-end="Fin_20_de_20_línea_20_4" draw:fill="none" draw:fill-color="#ffffff" fo:min-height="0.475cm"/>
    </style:style>
    <style:style style:name="gr31" style:family="graphic" style:parent-style-name="standard">
      <style:graphic-properties draw:stroke="none" svg:stroke-color="#000000" draw:fill="none" draw:fill-color="#ffffff" fo:min-height="0.334cm"/>
    </style:style>
    <style:style style:name="gr32" style:family="graphic" style:parent-style-name="standard">
      <style:graphic-properties draw:stroke="none" svg:stroke-color="#000000" draw:fill="none" draw:fill-color="#ffffff" fo:min-height="0.333cm"/>
    </style:style>
    <style:style style:name="gr33" style:family="graphic" style:parent-style-name="standard">
      <style:graphic-properties draw:fill-color="#f3f293" draw:textarea-horizontal-align="justify" draw:textarea-vertical-align="middle" draw:auto-grow-height="false" fo:min-height="0.306cm" fo:min-width="3.482cm" fo:wrap-option="no-wrap"/>
    </style:style>
    <style:style style:name="gr34" style:family="graphic" style:parent-style-name="standard">
      <style:graphic-properties draw:marker-end="Fin_20_de_20_línea_20_4" draw:fill="solid" draw:fill-color="#ffff99" draw:textarea-horizontal-align="justify" draw:textarea-vertical-align="middle" draw:auto-grow-height="false" fo:min-height="0.25cm" fo:min-width="0.25cm"/>
    </style:style>
    <style:style style:name="gr35" style:family="graphic" style:parent-style-name="standard">
      <style:graphic-properties draw:stroke="none" svg:stroke-color="#000000" draw:fill="none" draw:fill-color="#ffffff" fo:min-height="0.536cm"/>
    </style:style>
    <style:style style:name="gr36" style:family="graphic" style:parent-style-name="standard">
      <style:graphic-properties draw:stroke="none" svg:stroke-color="#000000" draw:fill="none" draw:fill-color="#ffffff" fo:min-height="3.449cm"/>
    </style:style>
    <style:style style:name="gr3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solid" draw:fill-color="#99ffcc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ffff99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solid" draw:fill-color="#eb613d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7pt" style:font-size-asian="7pt" style:font-size-complex="7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text-properties fo:font-size="6pt" style:font-size-asian="6pt" style:font-size-complex="6pt"/>
    </style:style>
    <style:style style:name="P12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3f293"/>
      <style:paragraph-properties fo:text-align="center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Arial Unicode MS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6pt" fo:font-weight="bold" style:font-size-asian="6pt" style:font-weight-asian="bold" style:font-size-complex="6pt" style:font-weight-complex="bold"/>
    </style:style>
    <style:style style:name="T8" style:family="text"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ellipse draw:style-name="gr1" draw:text-style-name="P2" draw:layer="layout" svg:width="3.3cm" svg:height="1cm" svg:x="5.1cm" svg:y="5.8cm">
          <text:p text:style-name="P1"><text:span text:style-name="T1">INACTIVO</text:span></text:p>
        </draw:ellipse>
        <draw:ellipse draw:style-name="gr1" draw:text-style-name="P2" draw:layer="layout" svg:width="3.3cm" svg:height="1cm" svg:x="5.1cm" svg:y="10.4cm">
          <text:p text:style-name="P1"><text:span text:style-name="T1">ACTIVO</text:span></text:p>
        </draw:ellipse>
        <draw:ellipse draw:style-name="gr1" draw:text-style-name="P2" draw:layer="layout" svg:width="3.3cm" svg:height="1cm" svg:x="13.7cm" svg:y="5.8cm">
          <text:p text:style-name="P1"><text:span text:style-name="T1">APROBADO</text:span></text:p>
        </draw:ellipse>
        <draw:ellipse draw:style-name="gr1" draw:text-style-name="P2" draw:layer="layout" svg:width="3.3cm" svg:height="1cm" svg:x="13.7cm" svg:y="10.4cm">
          <text:p text:style-name="P1"><text:span text:style-name="T1">DETENIDO</text:span></text:p>
        </draw:ellipse>
        <draw:line draw:style-name="gr2" draw:text-style-name="P3" draw:layer="layout" svg:x1="8cm" svg:y1="5.9cm" svg:x2="14.1cm" svg:y2="5.9cm">
          <text:p/>
        </draw:line>
        <draw:line draw:style-name="gr3" draw:text-style-name="P3" draw:layer="layout" svg:x1="7.9cm" svg:y1="6.7cm" svg:x2="14cm" svg:y2="6.7cm">
          <text:p/>
        </draw:line>
        <draw:line draw:style-name="gr2" draw:text-style-name="P3" draw:layer="layout" svg:x1="8cm" svg:y1="10.5cm" svg:x2="14.1cm" svg:y2="10.5cm">
          <text:p/>
        </draw:line>
        <draw:line draw:style-name="gr3" draw:text-style-name="P3" draw:layer="layout" svg:x1="7.901cm" svg:y1="11.3cm" svg:x2="14.001cm" svg:y2="11.3cm">
          <text:p/>
        </draw:line>
        <draw:line draw:style-name="gr2" draw:text-style-name="P3" draw:layer="layout" svg:x1="14.9cm" svg:y1="6.8cm" svg:x2="6.8cm" svg:y2="10.3cm">
          <text:p/>
        </draw:line>
        <draw:frame draw:style-name="gr4" draw:text-style-name="P4" draw:layer="layout" svg:width="1.7cm" svg:height="0.6cm" svg:x="10.3cm" svg:y="5.4cm">
          <draw:text-box>
            <text:p><text:span text:style-name="T2">Aprobar</text:span></text:p>
          </draw:text-box>
        </draw:frame>
        <draw:frame draw:style-name="gr4" draw:text-style-name="P4" draw:layer="layout" svg:width="1.7cm" svg:height="0.6cm" svg:x="10.3cm" svg:y="6.7cm">
          <draw:text-box>
            <text:p><text:span text:style-name="T2">Inactivar</text:span></text:p>
          </draw:text-box>
        </draw:frame>
        <draw:frame draw:style-name="gr4" draw:text-style-name="P4" draw:layer="layout" svg:width="1.7cm" svg:height="0.6cm" svg:x="10.3cm" svg:y="11.2cm">
          <draw:text-box>
            <text:p><text:span text:style-name="T2">Activar</text:span></text:p>
          </draw:text-box>
        </draw:frame>
        <draw:frame draw:style-name="gr4" draw:text-style-name="P4" draw:layer="layout" svg:width="1.7cm" svg:height="0.6cm" svg:x="10.3cm" svg:y="10cm">
          <draw:text-box>
            <text:p><text:span text:style-name="T2">Detener</text:span></text:p>
          </draw:text-box>
        </draw:frame>
        <draw:line draw:style-name="gr5" draw:text-style-name="P3" draw:layer="layout" svg:x1="3.7cm" svg:y1="6.3cm" svg:x2="5.1cm" svg:y2="6.3cm">
          <text:p/>
        </draw:line>
        <draw:rect draw:style-name="gr6" draw:text-style-name="P5" draw:layer="layout" svg:width="1cm" svg:height="0.6cm" svg:x="5.4cm" svg:y="3.9cm">
          <text:p text:style-name="P1"><text:span text:style-name="T2">AFs</text:span></text:p>
        </draw:rect>
        <draw:rect draw:style-name="gr6" draw:text-style-name="P5" draw:layer="layout" svg:width="1cm" svg:height="0.6cm" svg:x="6.9cm" svg:y="3.9cm">
          <text:p text:style-name="P1"><text:span text:style-name="T2">Filtros</text:span></text:p>
        </draw:rect>
        <draw:line draw:style-name="gr7" draw:text-style-name="P1" draw:layer="layout" svg:x1="5.9cm" svg:y1="4.5cm" svg:x2="6.2cm" svg:y2="5.8cm">
          <text:p/>
        </draw:line>
        <draw:line draw:style-name="gr7" draw:text-style-name="P1" draw:layer="layout" svg:x1="7.4cm" svg:y1="4.5cm" svg:x2="7.1cm" svg:y2="5.8cm">
          <text:p/>
        </draw:line>
        <draw:rect draw:style-name="gr6" draw:text-style-name="P5" draw:layer="layout" svg:width="1.4cm" svg:height="0.6cm" svg:x="5cm" svg:y="12.7cm">
          <text:p text:style-name="P1"><text:span text:style-name="T2">Ediciones</text:span></text:p>
        </draw:rect>
        <draw:rect draw:style-name="gr6" draw:text-style-name="P5" draw:layer="layout" svg:width="1.6cm" svg:height="0.6cm" svg:x="7cm" svg:y="12.7cm">
          <text:p text:style-name="P1"><text:span text:style-name="T2">Solicitudes</text:span></text:p>
        </draw:rect>
        <draw:line draw:style-name="gr7" draw:text-style-name="P1" draw:layer="layout" svg:x1="7.1cm" svg:y1="11.4cm" svg:x2="7.4cm" svg:y2="12.7cm">
          <text:p/>
        </draw:line>
        <draw:line draw:style-name="gr7" draw:text-style-name="P1" draw:layer="layout" svg:x1="6.3cm" svg:y1="11.4cm" svg:x2="6cm" svg:y2="12.7cm">
          <text:p/>
        </draw:line>
        <draw:frame draw:style-name="gr8" draw:text-style-name="P6" draw:layer="layout" svg:width="7.8cm" svg:height="0.85cm" svg:x="6.9cm" svg:y="1.5cm">
          <draw:text-box>
            <text:p><text:span text:style-name="T3">Programa Formativo (PF) - Estados</text:span></text:p>
          </draw:text-box>
        </draw:frame>
        <draw:custom-shape draw:style-name="gr9" draw:text-style-name="P7" draw:layer="layout" svg:width="1.5cm" svg:height="1cm" svg:x="3.4cm" svg:y="4.4cm">
          <text:p text:style-name="P1"><text:span text:style-name="T2">Borr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1.5cm" svg:height="1cm" svg:x="3.401cm" svg:y="7.101cm">
          <text:p text:style-name="P1"><text:span text:style-name="T2">Mod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3" draw:layer="layout" svg:x1="5.2cm" svg:y1="7.9cm" svg:x2="6cm" svg:y2="6.7cm">
          <text:p/>
        </draw:line>
        <draw:line draw:style-name="gr10" draw:text-style-name="P3" draw:layer="layout" svg:x1="6.6cm" svg:y1="8.3cm" svg:x2="6.7cm" svg:y2="6.8cm">
          <text:p/>
        </draw:line>
        <draw:custom-shape draw:style-name="gr9" draw:text-style-name="P7" draw:layer="layout" svg:width="1.5cm" svg:height="1cm" svg:x="16.002cm" svg:y="7.802cm">
          <text:p text:style-name="P1"><text:span text:style-name="T2">Mod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3" draw:layer="layout" svg:x1="16.8cm" svg:y1="7.8cm" svg:x2="16.1cm" svg:y2="6.7cm">
          <text:p/>
        </draw:line>
        <draw:frame draw:style-name="gr4" draw:text-style-name="P4" draw:layer="layout" svg:width="1.4cm" svg:height="0.6cm" svg:x="10.7cm" svg:y="8.5cm">
          <draw:text-box>
            <text:p><text:span text:style-name="T2">Activar</text:span></text:p>
          </draw:text-box>
        </draw:frame>
        <draw:ellipse draw:style-name="gr1" draw:text-style-name="P2" draw:layer="layout" svg:width="3.3cm" svg:height="1cm" svg:x="13.899cm" svg:y="14.699cm">
          <text:p text:style-name="P1"><text:span text:style-name="T1">FINALIZADO</text:span></text:p>
        </draw:ellipse>
        <draw:line draw:style-name="gr11" draw:text-style-name="P3" draw:layer="layout" svg:x1="15.4cm" svg:y1="11.4cm" svg:x2="15.4cm" svg:y2="14.7cm">
          <text:p/>
        </draw:line>
        <draw:line draw:style-name="gr11" draw:text-style-name="P3" draw:layer="layout" svg:x1="7.4cm" svg:y1="11.4cm" svg:x2="14cm" svg:y2="15.1cm">
          <text:p/>
        </draw:line>
        <draw:frame draw:style-name="gr12" draw:text-style-name="P4" draw:layer="layout" svg:width="1.6cm" svg:height="0.6cm" svg:x="15.5cm" svg:y="12.6cm">
          <draw:text-box>
            <text:p><text:span text:style-name="T2">Finalizar</text:span></text:p>
          </draw:text-box>
        </draw:frame>
        <draw:frame draw:style-name="gr12" draw:text-style-name="P4" draw:layer="layout" svg:width="1.6cm" svg:height="0.6cm" svg:x="10.9cm" svg:y="12.9cm">
          <draw:text-box>
            <text:p><text:span text:style-name="T2">Finalizar</text:span></text:p>
          </draw:text-box>
        </draw:frame>
        <draw:custom-shape draw:style-name="gr9" draw:text-style-name="P7" draw:layer="layout" svg:width="1.5cm" svg:height="1cm" svg:x="2.2cm" svg:y="22.6cm">
          <text:p text:style-name="P1"><text:span text:style-name="T2">Acció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5.642cm" svg:height="0.887cm" svg:x="4.058cm" svg:y="22.7cm">
          <draw:text-box>
            <text:p><text:span text:style-name="T2">Acciones que se pueden realizar directamente sobre la entidad señalada, pero no implican transición a otro estado.</text:span></text:p>
          </draw:text-box>
        </draw:frame>
        <draw:rect draw:style-name="gr14" draw:text-style-name="P8" draw:layer="layout" svg:width="1.4cm" svg:height="0.901cm" svg:x="2.3cm" svg:y="26.199cm">
          <text:p text:style-name="P1"><text:span text:style-name="T2">Entidad / </text:span></text:p>
          <text:p text:style-name="P1"><text:span text:style-name="T2">acción</text:span></text:p>
        </draw:rect>
        <draw:frame draw:style-name="gr13" draw:text-style-name="P4" draw:layer="layout" svg:width="15.2cm" svg:height="0.887cm" svg:x="4.1cm" svg:y="26.2cm">
          <draw:text-box>
            <text:p><text:span text:style-name="T2">Acción sobre otra entidad de orden superior en la que esta entidad queda afectada.</text:span></text:p>
          </draw:text-box>
        </draw:frame>
        <draw:frame draw:style-name="gr12" draw:text-style-name="P4" draw:layer="layout" svg:width="1.6cm" svg:height="0.6cm" svg:x="2.4cm" svg:y="24cm">
          <draw:text-box>
            <text:p><text:span text:style-name="T2">Acción</text:span></text:p>
          </draw:text-box>
        </draw:frame>
        <draw:frame draw:style-name="gr13" draw:text-style-name="P4" draw:layer="layout" svg:width="15.242cm" svg:height="0.887cm" svg:x="4.058cm" svg:y="23.801cm">
          <draw:text-box>
            <text:p><text:span text:style-name="T2">Acciones que se pueden realizar directamente sobre la entidad señalada, y que sí implican transición a otro estado.</text:span></text:p>
          </draw:text-box>
        </draw:frame>
        <draw:rect draw:style-name="gr6" draw:text-style-name="P5" draw:layer="layout" svg:width="1.101cm" svg:height="0.6cm" svg:x="2.599cm" svg:y="25cm">
          <text:p text:style-name="P1"><text:span text:style-name="T2">Entidad</text:span></text:p>
        </draw:rect>
        <draw:frame draw:style-name="gr15" draw:text-style-name="P4" draw:layer="layout" svg:width="13.8cm" svg:height="0.888cm" svg:x="4.1cm" svg:y="25cm">
          <draw:text-box>
            <text:p><text:span text:style-name="T2">Entidades de orden inferior que pueden asociarse o disociarse con esta entidad en un estado concreto.</text:span></text:p>
          </draw:text-box>
        </draw:frame>
        <draw:custom-shape draw:style-name="gr9" draw:text-style-name="P7" draw:layer="layout" svg:width="1.5cm" svg:height="1cm" svg:x="2.199cm" svg:y="5.799cm">
          <text:p text:style-name="P1"><text:span text:style-name="T2">Cre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1.5cm" svg:height="1cm" svg:x="4.4cm" svg:y="7.9cm">
          <text:p text:style-name="P1"><text:span text:style-name="T2">Asoc</text:span></text:p>
          <text:p text:style-name="P1"><text:span text:style-name="T2">A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1.499cm" svg:height="1cm" svg:x="5.8cm" svg:y="8.299cm">
          <text:p text:style-name="P1"><text:span text:style-name="T2">Disoc</text:span></text:p>
          <text:p text:style-name="P1"><text:span text:style-name="T2">A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3" draw:layer="layout" svg:x1="4.4cm" svg:y1="7.3cm" svg:x2="5.4cm" svg:y2="6.6cm">
          <text:p/>
        </draw:line>
        <draw:line draw:style-name="gr16" draw:text-style-name="P3" draw:layer="layout" svg:x1="4.6cm" svg:y1="5.1cm" svg:x2="5.5cm" svg:y2="6cm">
          <text:p/>
        </draw:line>
        <draw:custom-shape draw:style-name="gr9" draw:text-style-name="P7" draw:layer="layout" svg:width="1.499cm" svg:height="1cm" svg:x="7.099cm" svg:y="7.898cm">
          <text:p text:style-name="P1"><text:span text:style-name="T2">Asoc</text:span></text:p>
          <text:p text:style-name="P1"><text:span text:style-name="T2">Filtro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1.499cm" svg:height="1cm" svg:x="8.198cm" svg:y="7.297cm">
          <text:p text:style-name="P1"><text:span text:style-name="T2">Disoc</text:span></text:p>
          <text:p text:style-name="P1"><text:span text:style-name="T2">Filtro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3" draw:layer="layout" svg:x1="7.8cm" svg:y1="7.9cm" svg:x2="7.2cm" svg:y2="6.8cm">
          <text:p/>
        </draw:line>
        <draw:line draw:style-name="gr16" draw:text-style-name="P3" draw:layer="layout" svg:x1="8.4cm" svg:y1="7.6cm" svg:x2="7.7cm" svg:y2="6.7cm">
          <text:p/>
        </draw:line>
        <draw:frame draw:style-name="gr17" draw:text-style-name="P9" draw:layer="layout" svg:width="9.9cm" svg:height="1.626cm" svg:x="1.8cm" svg:y="15.65cm">
          <draw:text-box>
            <text:p><text:span text:style-name="T4">Si pongo entidades con rectangulos verdes en estados, significa que se pueden asociar y disociar, luego no es necesario definir explícitamente las acciones asociar y disociar de dichas entidades. LA</text:span><text:span text:style-name="T5"> ACCIÓN DE ASOCIAR/DISOCIAR SE HARÁ DESDE LA ENTIDAD PADRE O LA ENTIDAD HIJA DEPENDIENDO DEL TIPO DE RELACIÓN QUE EXISTA.</text:span></text:p>
          </draw:text-box>
        </draw:frame>
      </draw:page>
      <draw:page draw:name="page2" draw:style-name="dp1" draw:master-page-name="Predeterminado">
        <draw:ellipse draw:style-name="gr1" draw:text-style-name="P2" draw:layer="layout" svg:width="3.3cm" svg:height="1cm" svg:x="5cm" svg:y="6.9cm">
          <text:p text:style-name="P1"><text:span text:style-name="T1">INACTIVA</text:span></text:p>
        </draw:ellipse>
        <draw:ellipse draw:style-name="gr1" draw:text-style-name="P2" draw:layer="layout" svg:width="3.3cm" svg:height="1cm" svg:x="4.9cm" svg:y="16cm">
          <text:p text:style-name="P1"><text:span text:style-name="T1">ACTIVA</text:span></text:p>
        </draw:ellipse>
        <draw:ellipse draw:style-name="gr1" draw:text-style-name="P2" draw:layer="layout" svg:width="3.3cm" svg:height="1cm" svg:x="12.9cm" svg:y="11.7cm">
          <text:p text:style-name="P1"><text:span text:style-name="T1">SUSPENDIDA</text:span></text:p>
        </draw:ellipse>
        <draw:line draw:style-name="gr2" draw:text-style-name="P3" draw:layer="layout" svg:x1="14.1cm" svg:y1="12.7cm" svg:x2="8.2cm" svg:y2="16.5cm">
          <text:p/>
        </draw:line>
        <draw:frame draw:style-name="gr4" draw:text-style-name="P4" draw:layer="layout" svg:width="1.7cm" svg:height="0.6cm" svg:x="11.2cm" svg:y="11.2cm">
          <draw:text-box>
            <text:p><text:span text:style-name="T2">Inactivar</text:span></text:p>
          </draw:text-box>
        </draw:frame>
        <draw:frame draw:style-name="gr8" draw:text-style-name="P6" draw:layer="layout" svg:width="7.8cm" svg:height="0.85cm" svg:x="6.9cm" svg:y="1.5cm">
          <draw:text-box>
            <text:p><text:span text:style-name="T3">Actividad Formativa (AF) – Estados</text:span></text:p>
          </draw:text-box>
        </draw:frame>
        <draw:line draw:style-name="gr2" draw:text-style-name="P3" draw:layer="layout" svg:x1="7.6cm" svg:y1="16.1cm" svg:x2="13.2cm" svg:y2="12.5cm">
          <text:p/>
        </draw:line>
        <draw:frame draw:style-name="gr4" draw:text-style-name="P4" draw:layer="layout" svg:width="1.4cm" svg:height="0.6cm" svg:x="11.8cm" svg:y="14cm">
          <draw:text-box>
            <text:p><text:span text:style-name="T2">Activar</text:span></text:p>
          </draw:text-box>
        </draw:frame>
        <draw:frame draw:style-name="gr4" draw:text-style-name="P4" draw:layer="layout" svg:width="2cm" svg:height="0.6cm" svg:x="8.1cm" svg:y="14.3cm">
          <draw:text-box>
            <text:p><text:span text:style-name="T2">Suspender</text:span></text:p>
          </draw:text-box>
        </draw:frame>
        <draw:line draw:style-name="gr2" draw:text-style-name="P3" draw:layer="layout" svg:x1="13.3cm" svg:y1="11.9cm" svg:x2="7.497cm" svg:y2="7.8cm">
          <text:p/>
        </draw:line>
        <draw:frame draw:style-name="gr4" draw:text-style-name="P4" draw:layer="layout" svg:width="1.4cm" svg:height="0.6cm" svg:x="6.6cm" svg:y="9.1cm">
          <draw:text-box>
            <text:p><text:span text:style-name="T2">Activar</text:span></text:p>
          </draw:text-box>
        </draw:frame>
        <draw:line draw:style-name="gr11" draw:text-style-name="P3" draw:layer="layout" svg:x1="6.6cm" svg:y1="7.9cm" svg:x2="6.6cm" svg:y2="16cm">
          <text:p/>
        </draw:line>
        <draw:rect draw:style-name="gr6" draw:text-style-name="P5" draw:layer="layout" svg:width="1.776cm" svg:height="0.6cm" svg:x="17.424cm" svg:y="10.707cm">
          <text:p text:style-name="P1"><text:span text:style-name="T2">Formadores</text:span></text:p>
        </draw:rect>
        <draw:rect draw:style-name="gr6" draw:text-style-name="P5" draw:layer="layout" svg:width="1.7cm" svg:height="0.6cm" svg:x="9.7cm" svg:y="7.7cm">
          <text:p text:style-name="P1"><text:span text:style-name="T2">AFs llav/can</text:span></text:p>
        </draw:rect>
        <draw:custom-shape draw:style-name="gr9" draw:text-style-name="P7" draw:layer="layout" svg:width="1.5cm" svg:height="1cm" svg:x="3.699cm" svg:y="8.399cm">
          <text:p text:style-name="P1"><text:span text:style-name="T2">Borr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1.5cm" svg:height="1cm" svg:x="2.098cm" svg:y="6.898cm">
          <text:p text:style-name="P1"><text:span text:style-name="T2">Cre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3" draw:layer="layout" svg:x1="4.9cm" svg:y1="6.1cm" svg:x2="5.7cm" svg:y2="7cm">
          <text:p/>
        </draw:line>
        <draw:line draw:style-name="gr16" draw:text-style-name="P3" draw:layer="layout" svg:x1="4.8cm" svg:y1="8.6cm" svg:x2="5.8cm" svg:y2="7.9cm">
          <text:p/>
        </draw:line>
        <draw:custom-shape draw:style-name="gr9" draw:text-style-name="P7" draw:layer="layout" svg:width="1.5cm" svg:height="1cm" svg:x="3.7cm" svg:y="5.3cm">
          <text:p text:style-name="P1"><text:span text:style-name="T2">Mod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6" draw:text-style-name="P5" draw:layer="layout" svg:width="1.502cm" svg:height="0.6cm" svg:x="9.698cm" svg:y="6.198cm">
          <text:p text:style-name="P1"><text:span text:style-name="T2">Familias</text:span></text:p>
        </draw:rect>
        <draw:line draw:style-name="gr18" draw:text-style-name="P1" draw:layer="layout" svg:x1="9.7cm" svg:y1="8.1cm" svg:x2="8.2cm" svg:y2="7.6cm">
          <text:p/>
        </draw:line>
        <draw:line draw:style-name="gr18" draw:text-style-name="P1" draw:layer="layout" svg:x1="8.2cm" svg:y1="7.2cm" svg:x2="9.7cm" svg:y2="6.4cm">
          <text:p/>
        </draw:line>
        <draw:rect draw:style-name="gr6" draw:text-style-name="P5" draw:layer="layout" svg:width="1.577cm" svg:height="0.6cm" svg:x="15.623cm" svg:y="9.906cm">
          <text:p text:style-name="P1"><text:span text:style-name="T2">Ediciones</text:span></text:p>
        </draw:rect>
        <draw:rect draw:style-name="gr19" draw:text-style-name="P8" draw:layer="layout" svg:width="1.777cm" svg:height="0.794cm" svg:x="17.423cm" svg:y="11.906cm">
          <text:p text:style-name="P1"><text:span text:style-name="T2">Alumno /</text:span><text:span text:style-name="T2"><text:line-break/></text:span><text:span text:style-name="T2">notif-desnot</text:span></text:p>
        </draw:rect>
        <draw:rect draw:style-name="gr20" draw:text-style-name="P8" draw:layer="layout" svg:width="1.477cm" svg:height="0.706cm" svg:x="15.623cm" svg:y="13.7cm">
          <text:p text:style-name="P1"><text:span text:style-name="T2">Alumno / </text:span></text:p>
          <text:p text:style-name="P1"><text:span text:style-name="T2">Certificar</text:span></text:p>
        </draw:rect>
        <draw:rect draw:style-name="gr19" draw:text-style-name="P8" draw:layer="layout" svg:width="1.677cm" svg:height="0.694cm" svg:x="17.423cm" svg:y="13.106cm">
          <text:p text:style-name="P1"><text:span text:style-name="T2">Alumno / </text:span></text:p>
          <text:p text:style-name="P1"><text:span text:style-name="T2">conv-desco</text:span></text:p>
        </draw:rect>
        <draw:custom-shape draw:style-name="gr9" draw:text-style-name="P7" draw:layer="layout" svg:width="1.5cm" svg:height="1cm" svg:x="13.098cm" svg:y="9.298cm">
          <text:p text:style-name="P1"><text:span text:style-name="T2">Proc</text:span></text:p>
          <text:p text:style-name="P1"><text:span text:style-name="T2">Ctr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3" draw:layer="layout" svg:x1="13.842cm" svg:y1="10.328cm" svg:x2="13.842cm" svg:y2="11.728cm">
          <text:p/>
        </draw:line>
        <draw:line draw:style-name="gr18" draw:text-style-name="P1" draw:layer="layout" svg:x1="14.9cm" svg:y1="11.7cm" svg:x2="15.9cm" svg:y2="10.5cm">
          <text:p/>
        </draw:line>
        <draw:line draw:style-name="gr18" draw:text-style-name="P1" draw:layer="layout" svg:x1="15.8cm" svg:y1="11.9cm" svg:x2="17.4cm" svg:y2="11cm">
          <text:p/>
        </draw:line>
        <draw:line draw:style-name="gr21" draw:text-style-name="P3" draw:layer="layout" svg:x1="16.2cm" svg:y1="12.2cm" svg:x2="17.4cm" svg:y2="12.2cm">
          <text:p/>
        </draw:line>
        <draw:line draw:style-name="gr21" draw:text-style-name="P3" draw:layer="layout" svg:x1="15.986cm" svg:y1="12.458cm" svg:x2="17.4cm" svg:y2="13.5cm">
          <text:p/>
        </draw:line>
        <draw:line draw:style-name="gr21" draw:text-style-name="P3" draw:layer="layout" svg:x1="15.6cm" svg:y1="12.6cm" svg:x2="16.3cm" svg:y2="13.7cm">
          <text:p/>
        </draw:line>
        <draw:rect draw:style-name="gr19" draw:text-style-name="P8" draw:layer="layout" svg:width="1.901cm" svg:height="0.694cm" svg:x="8.799cm" svg:y="4.504cm">
          <text:p text:style-name="P1"><text:span text:style-name="T2">Alumno-AF' / </text:span></text:p>
          <text:p text:style-name="P1"><text:span text:style-name="T2">homo-desho</text:span></text:p>
        </draw:rect>
        <draw:line draw:style-name="gr21" draw:text-style-name="P3" draw:layer="layout" svg:x1="7.7cm" svg:y1="7cm" svg:x2="9.2cm" svg:y2="5.2cm">
          <text:p/>
        </draw:line>
        <draw:rect draw:style-name="gr6" draw:text-style-name="P5" draw:layer="layout" svg:width="1.6cm" svg:height="0.6cm" svg:x="1.8cm" svg:y="16.9cm">
          <text:p text:style-name="P1"><text:span text:style-name="T2">Peticiones</text:span></text:p>
        </draw:rect>
        <draw:rect draw:style-name="gr6" draw:text-style-name="P5" draw:layer="layout" svg:width="0.997cm" svg:height="0.6cm" svg:x="3.5cm" svg:y="14.404cm">
          <text:p text:style-name="P1"><text:span text:style-name="T2">PF</text:span></text:p>
        </draw:rect>
        <draw:custom-shape draw:style-name="gr9" draw:text-style-name="P7" draw:layer="layout" svg:width="1.5cm" svg:height="1cm" svg:x="1.897cm" svg:y="15.397cm">
          <text:p text:style-name="P1"><text:span text:style-name="T2">Proc</text:span></text:p>
          <text:p text:style-name="P1"><text:span text:style-name="T2">Ctr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6" draw:text-style-name="P5" draw:layer="layout" svg:width="1.598cm" svg:height="0.6cm" svg:x="2.2cm" svg:y="18.105cm">
          <text:p text:style-name="P1"><text:span text:style-name="T2">Ediciones</text:span></text:p>
        </draw:rect>
        <draw:rect draw:style-name="gr6" draw:text-style-name="P5" draw:layer="layout" svg:width="1.677cm" svg:height="0.6cm" svg:x="4.323cm" svg:y="18.406cm">
          <text:p text:style-name="P1"><text:span text:style-name="T2">Formadores</text:span></text:p>
        </draw:rect>
        <draw:rect draw:style-name="gr19" draw:text-style-name="P8" draw:layer="layout" svg:width="1.777cm" svg:height="0.794cm" svg:x="6.423cm" svg:y="18.505cm">
          <text:p text:style-name="P1"><text:span text:style-name="T2">Alumno /</text:span><text:span text:style-name="T2"><text:line-break/></text:span><text:span text:style-name="T2">notif-desnot</text:span></text:p>
        </draw:rect>
        <draw:rect draw:style-name="gr19" draw:text-style-name="P8" draw:layer="layout" svg:width="1.677cm" svg:height="0.694cm" svg:x="8.823cm" svg:y="18.205cm">
          <text:p text:style-name="P1"><text:span text:style-name="T2">Alumno / </text:span></text:p>
          <text:p text:style-name="P1"><text:span text:style-name="T2">conv-desco</text:span></text:p>
        </draw:rect>
        <draw:rect draw:style-name="gr20" draw:text-style-name="P8" draw:layer="layout" svg:width="1.477cm" svg:height="0.706cm" svg:x="9.523cm" svg:y="16.999cm">
          <text:p text:style-name="P1"><text:span text:style-name="T2">Alumno / </text:span></text:p>
          <text:p text:style-name="P1"><text:span text:style-name="T2">Certificar</text:span></text:p>
        </draw:rect>
        <draw:line draw:style-name="gr21" draw:text-style-name="P3" draw:layer="layout" svg:x1="7.2cm" svg:y1="18.5cm" svg:x2="6.7cm" svg:y2="17cm">
          <text:p/>
        </draw:line>
        <draw:line draw:style-name="gr21" draw:text-style-name="P3" draw:layer="layout" svg:x1="8.8cm" svg:y1="18.2cm" svg:x2="7.4cm" svg:y2="16.9cm">
          <text:p/>
        </draw:line>
        <draw:line draw:style-name="gr21" draw:text-style-name="P3" draw:layer="layout" svg:x1="8cm" svg:y1="16.7cm" svg:x2="9.5cm" svg:y2="17.3cm">
          <text:p/>
        </draw:line>
        <draw:line draw:style-name="gr16" draw:text-style-name="P3" draw:layer="layout" svg:x1="3.4cm" svg:y1="15.9cm" svg:x2="4.9cm" svg:y2="16.4cm">
          <text:p/>
        </draw:line>
        <draw:line draw:style-name="gr22" draw:text-style-name="P10" draw:layer="layout" svg:x1="4.2cm" svg:y1="15cm" svg:x2="5.4cm" svg:y2="16.1cm">
          <text:p/>
        </draw:line>
        <draw:line draw:style-name="gr22" draw:text-style-name="P10" draw:layer="layout" svg:x1="3.5cm" svg:y1="17.1cm" svg:x2="5cm" svg:y2="16.6cm">
          <text:p/>
        </draw:line>
        <draw:line draw:style-name="gr22" draw:text-style-name="P10" draw:layer="layout" svg:x1="5.6cm" svg:y1="18.4cm" svg:x2="6.2cm" svg:y2="17cm">
          <text:p/>
        </draw:line>
        <draw:line draw:style-name="gr22" draw:text-style-name="P10" draw:layer="layout" svg:x1="3.8cm" svg:y1="18.1cm" svg:x2="5.4cm" svg:y2="16.9cm">
          <text:p/>
        </draw:line>
        <draw:frame draw:style-name="gr23" draw:text-style-name="P4" draw:layer="layout" svg:width="15.8cm" svg:height="1.205cm" svg:x="3.3cm" svg:y="20.5cm">
          <draw:text-box>
            <text:p><text:span text:style-name="T2">Convocar, desconvocar y notificar son acciones que se aplican a un Alumno en el ámbito de una Edición, no en el de una AF; así que hay cajas naranjas que no deben estar aquí.</text:span></text:p>
            <text:p><text:span text:style-name="T2"/></text:p>
          </draw:text-box>
        </draw:frame>
        <draw:custom-shape draw:style-name="gr9" draw:text-style-name="P7" draw:layer="layout" svg:width="1.5cm" svg:height="1cm" svg:x="13.657cm" svg:y="13.899cm">
          <text:p text:style-name="P1"><text:span text:style-name="T2">Vis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3" draw:layer="layout" svg:x1="14.4cm" svg:y1="13.9cm" svg:x2="14.4cm" svg:y2="12.7cm">
          <text:p/>
        </draw:line>
        <draw:custom-shape draw:style-name="gr9" draw:text-style-name="P7" draw:layer="layout" svg:width="1.5cm" svg:height="1cm" svg:x="4.858cm" svg:y="13.4cm">
          <text:p text:style-name="P1"><text:span text:style-name="T2">Vis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3" draw:layer="layout" svg:x1="5.6cm" svg:y1="14.4cm" svg:x2="5.9cm" svg:y2="16.1cm">
          <text:p/>
        </draw:line>
        <draw:frame draw:style-name="gr24" draw:text-style-name="P11" draw:layer="layout" svg:width="6.7cm" svg:height="6.147cm" svg:x="11.7cm" svg:y="2.8cm">
          <draw:text-box>
            <text:p><text:span text:style-name="T6">Ojo con los cuadros verdes. Se supone que la asociación y disociación de una entidad con respecto a otra debe hacerse con respecto a la entidad de orden superior.</text:span></text:p>
            <text:p><text:span text:style-name="T6"/></text:p>
            <text:p><text:span text:style-name="T6">En este caso la entidad Familia es la entidad mayor, ya que a ella se le asocian/disac las AF's.</text:span></text:p>
            <text:p><text:span text:style-name="T6"/></text:p>
            <text:p><text:span text:style-name="T6">Luego en este caso no debería indicarse la asociación con la entidad Familia. Idem para la Edición o el Formador.</text:span></text:p>
            <text:p><text:span text:style-name="T7"/></text:p>
            <text:p><text:span text:style-name="T7">La respuesta a esto es:</text:span></text:p>
            <text:p><text:span text:style-name="T8">Relación de asociación</text:span><text:span text:style-name="T7"> (ciclos vida independientes, no jerarquía): da igual la gestión desde una entidad u otra. (Familias-AF's)</text:span></text:p>
            <text:p><text:span text:style-name="T8">Relación de agregación</text:span><text:span text:style-name="T7"> (ciclos vida independientes, sí jerarquía): se hace desde la entidad padre. (Edición – AF's)</text:span></text:p>
            <text:p><text:span text:style-name="T8">Relación de composición</text:span><text:span text:style-name="T7"> (ciclos de vida dependientes, sí jerarquía): se hace desde la entidad hija, ya que al nacer debe establecerse en la entidad padre de inmediato. (PF-Edición)</text:span></text:p>
            <text:p><text:span text:style-name="T6"/></text:p>
            <text:p><text:span text:style-name="T6">En cuanto a los cuadros rojos, debe indicarse cómo afecta a la entidad de jerarquía inferior la acción o cambio de estado de la entidad superior, pero no viceversa. (¿o sí?)</text:span></text:p>
          </draw:text-box>
        </draw:frame>
        <draw:line draw:style-name="gr5" draw:text-style-name="P3" draw:layer="layout" svg:x1="3.599cm" svg:y1="7.35cm" svg:x2="4.999cm" svg:y2="7.35cm">
          <text:p/>
        </draw:line>
      </draw:page>
      <draw:page draw:name="page3" draw:style-name="dp1" draw:master-page-name="Predeterminado">
        <draw:frame draw:style-name="gr8" draw:text-style-name="P6" draw:layer="layout" svg:width="4.4cm" svg:height="0.85cm" svg:x="8.1cm" svg:y="1.5cm">
          <draw:text-box>
            <text:p><text:span text:style-name="T3">Alumnos - Estados</text:span></text:p>
          </draw:text-box>
        </draw:frame>
        <draw:ellipse draw:style-name="gr1" draw:text-style-name="P2" draw:layer="layout" svg:width="3.3cm" svg:height="1cm" svg:x="5.299cm" svg:y="7.299cm">
          <text:p text:style-name="P1"><text:span text:style-name="T1">ACTIVO</text:span></text:p>
        </draw:ellipse>
        <draw:ellipse draw:style-name="gr1" draw:text-style-name="P2" draw:layer="layout" svg:width="3.3cm" svg:height="1cm" svg:x="12.998cm" svg:y="7.298cm">
          <text:p text:style-name="P1"><text:span text:style-name="T1">INACTIVO</text:span></text:p>
        </draw:ellipse>
        <draw:custom-shape draw:style-name="gr9" draw:text-style-name="P7" draw:layer="layout" svg:width="1.5cm" svg:height="1cm" svg:x="13.798cm" svg:y="4.898cm">
          <text:p text:style-name="P1"><text:span text:style-name="T2">Borr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1.5cm" svg:height="1cm" svg:x="6.199cm" svg:y="4.899cm">
          <text:p text:style-name="P1"><text:span text:style-name="T2">Mod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3" draw:layer="layout" svg:x1="8.3cm" svg:y1="7.5cm" svg:x2="13.3cm" svg:y2="7.5cm">
          <text:p/>
        </draw:line>
        <draw:line draw:style-name="gr25" draw:text-style-name="P3" draw:layer="layout" svg:x1="13.3cm" svg:y1="8.1cm" svg:x2="8.3cm" svg:y2="8.1cm">
          <text:p/>
        </draw:line>
        <draw:line draw:style-name="gr16" draw:text-style-name="P3" draw:layer="layout" svg:x1="14.542cm" svg:y1="5.927cm" svg:x2="14.542cm" svg:y2="7.327cm">
          <text:p/>
        </draw:line>
        <draw:line draw:style-name="gr16" draw:text-style-name="P3" draw:layer="layout" svg:x1="6.942cm" svg:y1="5.926cm" svg:x2="6.942cm" svg:y2="7.326cm">
          <text:p/>
        </draw:line>
        <draw:rect draw:style-name="gr6" draw:text-style-name="P5" draw:layer="layout" svg:width="1.203cm" svg:height="0.703cm" svg:x="8.497cm" svg:y="9.297cm">
          <text:p text:style-name="P1"><text:span text:style-name="T2">AFs </text:span></text:p>
          <text:p text:style-name="P1"><text:span text:style-name="T2">homolo</text:span></text:p>
        </draw:rect>
        <draw:frame draw:style-name="gr8" draw:text-style-name="P6" draw:layer="layout" svg:width="4.4cm" svg:height="0.85cm" svg:x="8.3cm" svg:y="14.7cm">
          <draw:text-box>
            <text:p><text:span text:style-name="T3">Familias - Estados</text:span></text:p>
          </draw:text-box>
        </draw:frame>
        <draw:ellipse draw:style-name="gr1" draw:text-style-name="P2" draw:layer="layout" svg:width="3.3cm" svg:height="1cm" svg:x="5.198cm" svg:y="21.199cm">
          <text:p text:style-name="P1"><text:span text:style-name="T1">INACTIVO</text:span></text:p>
        </draw:ellipse>
        <draw:ellipse draw:style-name="gr1" draw:text-style-name="P2" draw:layer="layout" svg:width="3.3cm" svg:height="1cm" svg:x="12.897cm" svg:y="21.198cm">
          <text:p text:style-name="P1"><text:span text:style-name="T1">ACTIVO</text:span></text:p>
        </draw:ellipse>
        <draw:custom-shape draw:style-name="gr9" draw:text-style-name="P7" draw:layer="layout" svg:width="1.5cm" svg:height="1cm" svg:x="6.148cm" svg:y="23.498cm">
          <text:p text:style-name="P1"><text:span text:style-name="T2">Borr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1.5cm" svg:height="1cm" svg:x="6.098cm" svg:y="18.799cm">
          <text:p text:style-name="P1"><text:span text:style-name="T2">Mod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3" draw:layer="layout" svg:x1="8.199cm" svg:y1="21.4cm" svg:x2="13.199cm" svg:y2="21.4cm">
          <text:p/>
        </draw:line>
        <draw:line draw:style-name="gr25" draw:text-style-name="P3" draw:layer="layout" svg:x1="13.199cm" svg:y1="22cm" svg:x2="8.199cm" svg:y2="22cm">
          <text:p/>
        </draw:line>
        <draw:line draw:style-name="gr16" draw:text-style-name="P3" draw:layer="layout" svg:x1="6.841cm" svg:y1="19.826cm" svg:x2="6.841cm" svg:y2="21.226cm">
          <text:p/>
        </draw:line>
        <draw:rect draw:style-name="gr6" draw:text-style-name="P5" draw:layer="layout" svg:width="1.102cm" svg:height="0.6cm" svg:x="16.296cm" svg:y="19.597cm">
          <text:p text:style-name="P1"><text:span text:style-name="T2">AFs</text:span></text:p>
        </draw:rect>
        <draw:line draw:style-name="gr25" draw:text-style-name="P3" draw:layer="layout" svg:x1="3.4cm" svg:y1="21.7cm" svg:x2="5.2cm" svg:y2="21.7cm">
          <text:p/>
        </draw:line>
        <draw:custom-shape draw:style-name="gr9" draw:text-style-name="P7" draw:layer="layout" svg:width="1.5cm" svg:height="1cm" svg:x="1.897cm" svg:y="21.198cm">
          <text:p text:style-name="P1"><text:span text:style-name="T2">Cre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4" draw:layer="layout" svg:width="1.4cm" svg:height="0.6cm" svg:x="10cm" svg:y="8.1cm">
          <draw:text-box>
            <text:p><text:span text:style-name="T2">Activar</text:span></text:p>
          </draw:text-box>
        </draw:frame>
        <draw:frame draw:style-name="gr4" draw:text-style-name="P4" draw:layer="layout" svg:width="1.4cm" svg:height="0.6cm" svg:x="9.8cm" svg:y="20.9cm">
          <draw:text-box>
            <text:p><text:span text:style-name="T2">Activar</text:span></text:p>
          </draw:text-box>
        </draw:frame>
        <draw:frame draw:style-name="gr4" draw:text-style-name="P4" draw:layer="layout" svg:width="1.7cm" svg:height="0.6cm" svg:x="9.9cm" svg:y="7cm">
          <draw:text-box>
            <text:p><text:span text:style-name="T2">Inactivar</text:span></text:p>
          </draw:text-box>
        </draw:frame>
        <draw:frame draw:style-name="gr4" draw:text-style-name="P4" draw:layer="layout" svg:width="1.7cm" svg:height="0.6cm" svg:x="9.8cm" svg:y="22cm">
          <draw:text-box>
            <text:p><text:span text:style-name="T2">Inactivar</text:span></text:p>
          </draw:text-box>
        </draw:frame>
        <draw:custom-shape draw:style-name="gr9" draw:text-style-name="P7" draw:layer="layout" svg:width="1.5cm" svg:height="1cm" svg:x="12.097cm" svg:y="22.898cm">
          <text:p text:style-name="P1"><text:span text:style-name="T2">Asoc</text:span></text:p>
          <text:p text:style-name="P1"><text:span text:style-name="T2">A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1.5cm" svg:height="1cm" svg:x="16.596cm" svg:y="22.397cm">
          <text:p text:style-name="P1"><text:span text:style-name="T2">Disaso</text:span></text:p>
          <text:p text:style-name="P1"><text:span text:style-name="T2">Alu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1.5cm" svg:height="1cm" svg:x="15.096cm" svg:y="23.197cm">
          <text:p text:style-name="P1"><text:span text:style-name="T2">Asoc</text:span></text:p>
          <text:p text:style-name="P1"><text:span text:style-name="T2">Alu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1.5cm" svg:height="1cm" svg:x="13.395cm" svg:y="23.596cm">
          <text:p text:style-name="P1"><text:span text:style-name="T2">Disaso</text:span></text:p>
          <text:p text:style-name="P1"><text:span text:style-name="T2">A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6" draw:text-style-name="P5" draw:layer="layout" svg:width="1.305cm" svg:height="0.6cm" svg:x="17.295cm" svg:y="20.896cm">
          <text:p text:style-name="P1"><text:span text:style-name="T2">Alumnos</text:span></text:p>
        </draw:rect>
        <draw:line draw:style-name="gr16" draw:text-style-name="P3" draw:layer="layout" svg:x1="13.1cm" svg:y1="23cm" svg:x2="13.6cm" svg:y2="22.1cm">
          <text:p/>
        </draw:line>
        <draw:line draw:style-name="gr16" draw:text-style-name="P3" draw:layer="layout" svg:x1="14.2cm" svg:y1="23.6cm" svg:x2="14.4cm" svg:y2="22.2cm">
          <text:p/>
        </draw:line>
        <draw:line draw:style-name="gr16" draw:text-style-name="P3" draw:layer="layout" svg:x1="15.9cm" svg:y1="23.2cm" svg:x2="15.3cm" svg:y2="22.1cm">
          <text:p/>
        </draw:line>
        <draw:line draw:style-name="gr16" draw:text-style-name="P3" draw:layer="layout" svg:x1="17.1cm" svg:y1="22.5cm" svg:x2="16.1cm" svg:y2="21.9cm">
          <text:p/>
        </draw:line>
        <draw:line draw:style-name="gr7" draw:text-style-name="P1" draw:layer="layout" svg:x1="16.3cm" svg:y1="20.2cm" svg:x2="15.4cm" svg:y2="21.3cm">
          <text:p/>
        </draw:line>
        <draw:line draw:style-name="gr7" draw:text-style-name="P1" draw:layer="layout" svg:x1="17.3cm" svg:y1="21.2cm" svg:x2="16.1cm" svg:y2="21.5cm">
          <text:p/>
        </draw:line>
        <draw:line draw:style-name="gr16" draw:text-style-name="P3" draw:layer="layout" svg:x1="6.9cm" svg:y1="23.5cm" svg:x2="6.883cm" svg:y2="22.2cm">
          <text:p/>
        </draw:line>
        <draw:custom-shape draw:style-name="gr9" draw:text-style-name="P7" draw:layer="layout" svg:width="1.5cm" svg:height="1cm" svg:x="13.497cm" svg:y="18.798cm">
          <text:p text:style-name="P1"><text:span text:style-name="T2">Mod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3" draw:layer="layout" svg:x1="14.241cm" svg:y1="19.825cm" svg:x2="14.241cm" svg:y2="21.225cm">
          <text:p/>
        </draw:line>
        <draw:line draw:style-name="gr25" draw:text-style-name="P3" draw:layer="layout" svg:x1="3.5cm" svg:y1="7.8cm" svg:x2="5.3cm" svg:y2="7.8cm">
          <text:p/>
        </draw:line>
        <draw:custom-shape draw:style-name="gr9" draw:text-style-name="P7" draw:layer="layout" svg:width="1.5cm" svg:height="1cm" svg:x="2.098cm" svg:y="7.298cm">
          <text:p text:style-name="P1"><text:span text:style-name="T2">Cre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1.5cm" svg:height="1cm" svg:x="3.697cm" svg:y="9.197cm">
          <text:p text:style-name="P1"><text:span text:style-name="T2">Homo</text:span></text:p>
          <text:p text:style-name="P1"><text:span text:style-name="T2">A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1.5cm" svg:height="1cm" svg:x="4.896cm" svg:y="9.896cm">
          <text:p text:style-name="P1"><text:span text:style-name="T2">Desho</text:span></text:p>
          <text:p text:style-name="P1"><text:span text:style-name="T2">A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3" draw:layer="layout" svg:x1="4.9cm" svg:y1="9.4cm" svg:x2="5.8cm" svg:y2="8.2cm">
          <text:p/>
        </draw:line>
        <draw:line draw:style-name="gr16" draw:text-style-name="P3" draw:layer="layout" svg:x1="5.9cm" svg:y1="10.1cm" svg:x2="6.649cm" svg:y2="8.317cm">
          <text:p/>
        </draw:line>
        <draw:line draw:style-name="gr26" draw:text-style-name="P1" draw:layer="layout" svg:x1="8.8cm" svg:y1="9.3cm" svg:x2="7.8cm" svg:y2="8.2cm">
          <text:p/>
        </draw:line>
        <draw:rect draw:style-name="gr6" draw:text-style-name="P5" draw:layer="layout" svg:width="1.804cm" svg:height="0.6cm" svg:x="7.096cm" svg:y="10.196cm">
          <text:p text:style-name="P1"><text:span text:style-name="T2">Solicitudes</text:span></text:p>
        </draw:rect>
        <draw:line draw:style-name="gr26" draw:text-style-name="P1" draw:layer="layout" svg:x1="7.3cm" svg:y1="8.3cm" svg:x2="7.8cm" svg:y2="10.2cm">
          <text:p/>
        </draw:line>
        <draw:rect draw:style-name="gr6" draw:text-style-name="P5" draw:layer="layout" svg:width="1.503cm" svg:height="0.6cm" svg:x="8.697cm" svg:y="5.897cm">
          <text:p text:style-name="P1"><text:span text:style-name="T2">Familias</text:span></text:p>
        </draw:rect>
        <draw:line draw:style-name="gr26" draw:text-style-name="P1" draw:layer="layout" svg:x1="8.7cm" svg:y1="6.2cm" svg:x2="7.6cm" svg:y2="7.3cm">
          <text:p/>
        </draw:line>
      </draw:page>
      <draw:page draw:name="page4" draw:style-name="dp1" draw:master-page-name="Predeterminado">
        <draw:ellipse draw:style-name="gr1" draw:text-style-name="P2" draw:layer="layout" svg:width="3.3cm" svg:height="1cm" svg:x="8.498cm" svg:y="4.898cm">
          <text:p text:style-name="P1"><text:span text:style-name="T1">PENDIENTE</text:span></text:p>
        </draw:ellipse>
        <draw:ellipse draw:style-name="gr1" draw:text-style-name="P2" draw:layer="layout" svg:width="3.3cm" svg:height="1cm" svg:x="3.797cm" svg:y="7.497cm">
          <text:p text:style-name="P1"><text:span text:style-name="T1">VISADA</text:span></text:p>
          <text:p text:style-name="P1"><text:span text:style-name="T1">ACEPTADA</text:span></text:p>
        </draw:ellipse>
        <draw:ellipse draw:style-name="gr1" draw:text-style-name="P2" draw:layer="layout" svg:width="3.3cm" svg:height="1cm" svg:x="8.497cm" svg:y="4.897cm">
          <text:p text:style-name="P1"><text:span text:style-name="T1">PENDIENTE</text:span></text:p>
        </draw:ellipse>
        <draw:ellipse draw:style-name="gr1" draw:text-style-name="P2" draw:layer="layout" svg:width="3.3cm" svg:height="1cm" svg:x="13.096cm" svg:y="7.496cm">
          <text:p text:style-name="P1"><text:span text:style-name="T1">VISADA</text:span></text:p>
          <text:p text:style-name="P1"><text:span text:style-name="T1">RECHAZADA</text:span></text:p>
        </draw:ellipse>
        <draw:ellipse draw:style-name="gr1" draw:text-style-name="P2" draw:layer="layout" svg:width="3.3cm" svg:height="1cm" svg:x="8.496cm" svg:y="9.396cm">
          <text:p text:style-name="P1"><text:span text:style-name="T1">TRASPASADA</text:span></text:p>
        </draw:ellipse>
        <draw:ellipse draw:style-name="gr1" draw:text-style-name="P2" draw:layer="layout" svg:width="3.3cm" svg:height="1cm" svg:x="2.995cm" svg:y="12.895cm">
          <text:p text:style-name="P1"><text:span text:style-name="T1">DENEGADA</text:span></text:p>
          <text:p text:style-name="P1"><text:span text:style-name="T1">FORZADA</text:span></text:p>
        </draw:ellipse>
        <draw:ellipse draw:style-name="gr1" draw:text-style-name="P2" draw:layer="layout" svg:width="3.3cm" svg:height="1cm" svg:x="6.395cm" svg:y="15.595cm">
          <text:p text:style-name="P1"><text:span text:style-name="T1">DENEGADA</text:span></text:p>
          <text:p text:style-name="P1"><text:span text:style-name="T1">EN PROCESO</text:span></text:p>
        </draw:ellipse>
        <draw:ellipse draw:style-name="gr1" draw:text-style-name="P2" draw:layer="layout" svg:width="3.3cm" svg:height="1cm" svg:x="10.895cm" svg:y="13.895cm">
          <text:p text:style-name="P1"><text:span text:style-name="T1">ACEPTADA</text:span></text:p>
          <text:p text:style-name="P1"><text:span text:style-name="T1">EN PROCESO</text:span></text:p>
        </draw:ellipse>
        <draw:ellipse draw:style-name="gr1" draw:text-style-name="P2" draw:layer="layout" svg:width="3.3cm" svg:height="1cm" svg:x="14.795cm" svg:y="12.895cm">
          <text:p text:style-name="P1"><text:span text:style-name="T1">ACEPTADA</text:span></text:p>
          <text:p text:style-name="P1"><text:span text:style-name="T1">FORZADA</text:span></text:p>
        </draw:ellipse>
        <draw:ellipse draw:style-name="gr1" draw:text-style-name="P2" draw:layer="layout" svg:width="3.3cm" svg:height="1cm" svg:x="15.295cm" svg:y="19.295cm">
          <text:p text:style-name="P1"><text:span text:style-name="T1">CANCELADA</text:span></text:p>
        </draw:ellipse>
        <draw:ellipse draw:style-name="gr1" draw:text-style-name="P2" draw:layer="layout" svg:width="3.3cm" svg:height="1cm" svg:x="8.994cm" svg:y="19.594cm">
          <text:p text:style-name="P1"><text:span text:style-name="T1">CONVOCADA</text:span></text:p>
        </draw:ellipse>
        <draw:ellipse draw:style-name="gr1" draw:text-style-name="P2" draw:layer="layout" svg:width="3.3cm" svg:height="1cm" svg:x="4.093cm" svg:y="22.693cm">
          <text:p text:style-name="P1"><text:span text:style-name="T1">ANULADA</text:span></text:p>
        </draw:ellipse>
        <draw:ellipse draw:style-name="gr1" draw:text-style-name="P2" draw:layer="layout" svg:width="3.3cm" svg:height="1cm" svg:x="12.293cm" svg:y="26.693cm">
          <text:p text:style-name="P1"><text:span text:style-name="T1">EN CURSO</text:span></text:p>
        </draw:ellipse>
        <draw:ellipse draw:style-name="gr1" draw:text-style-name="P2" draw:layer="layout" svg:width="3.3cm" svg:height="1cm" svg:x="4.193cm" svg:y="26.693cm">
          <text:p text:style-name="P1"><text:span text:style-name="T1">FINALIZADA</text:span></text:p>
        </draw:ellipse>
        <draw:custom-shape draw:style-name="gr9" draw:text-style-name="P7" draw:layer="layout" svg:width="1.5cm" svg:height="1cm" svg:x="6.197cm" svg:y="3.697cm">
          <text:p text:style-name="P1"><text:span text:style-name="T2">Cre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3" draw:layer="layout" svg:x1="7.3cm" svg:y1="4.5cm" svg:x2="8.6cm" svg:y2="5.3cm">
          <text:p/>
        </draw:line>
        <draw:line draw:style-name="gr25" draw:text-style-name="P12" draw:layer="layout" svg:x1="8.9cm" svg:y1="5.7cm" svg:x2="6.6cm" svg:y2="7.6cm">
          <text:p/>
        </draw:line>
        <draw:line draw:style-name="gr25" draw:text-style-name="P3" draw:layer="layout" svg:x1="11.6cm" svg:y1="5.7cm" svg:x2="13.8cm" svg:y2="7.6cm">
          <text:p/>
        </draw:line>
        <draw:line draw:style-name="gr25" draw:text-style-name="P3" draw:layer="layout" svg:x1="6.6cm" svg:y1="8.3cm" svg:x2="8.7cm" svg:y2="9.7cm">
          <text:p/>
        </draw:line>
        <draw:line draw:style-name="gr25" draw:text-style-name="P3" draw:layer="layout" svg:x1="7.1cm" svg:y1="8.1cm" svg:x2="13.2cm" svg:y2="8.2cm">
          <text:p/>
        </draw:line>
        <draw:line draw:style-name="gr25" draw:text-style-name="P3" draw:layer="layout" svg:x1="13.1cm" svg:y1="7.9cm" svg:x2="7cm" svg:y2="7.8cm">
          <text:p/>
        </draw:line>
        <draw:line draw:style-name="gr25" draw:text-style-name="P3" draw:layer="layout" svg:x1="9cm" svg:y1="10.3cm" svg:x2="5.5cm" svg:y2="13cm">
          <text:p/>
        </draw:line>
        <draw:line draw:style-name="gr25" draw:text-style-name="P3" draw:layer="layout" svg:x1="5.1cm" svg:y1="12.9cm" svg:x2="8.7cm" svg:y2="10.1cm">
          <text:p/>
        </draw:line>
        <draw:line draw:style-name="gr25" draw:text-style-name="P3" draw:layer="layout" svg:x1="10.1cm" svg:y1="10.4cm" svg:x2="8.6cm" svg:y2="15.6cm">
          <text:p/>
        </draw:line>
        <draw:line draw:style-name="gr25" draw:text-style-name="P3" draw:layer="layout" svg:x1="11.5cm" svg:y1="10.2cm" svg:x2="15.2cm" svg:y2="13.1cm">
          <text:p/>
        </draw:line>
        <draw:line draw:style-name="gr25" draw:text-style-name="P3" draw:layer="layout" svg:x1="15.7cm" svg:y1="12.9cm" svg:x2="11.8cm" svg:y2="10cm">
          <text:p/>
        </draw:line>
        <draw:line draw:style-name="gr25" draw:text-style-name="P3" draw:layer="layout" svg:x1="10.9cm" svg:y1="10.3cm" svg:x2="12.5cm" svg:y2="13.9cm">
          <text:p/>
        </draw:line>
        <draw:line draw:style-name="gr25" draw:text-style-name="P3" draw:layer="layout" svg:x1="10.9cm" svg:y1="14.3cm" svg:x2="6.3cm" svg:y2="13.5cm">
          <text:p/>
        </draw:line>
        <draw:line draw:style-name="gr25" draw:text-style-name="P3" draw:layer="layout" svg:x1="11.6cm" svg:y1="14.8cm" svg:x2="9.9cm" svg:y2="19.7cm">
          <text:p/>
        </draw:line>
        <draw:line draw:style-name="gr25" draw:text-style-name="P3" draw:layer="layout" svg:x1="10.3cm" svg:y1="19.6cm" svg:x2="12cm" svg:y2="14.8cm">
          <text:p/>
        </draw:line>
        <draw:line draw:style-name="gr25" draw:text-style-name="P3" draw:layer="layout" svg:x1="13.5cm" svg:y1="14.8cm" svg:x2="15.9cm" svg:y2="19.4cm">
          <text:p/>
        </draw:line>
        <draw:line draw:style-name="gr25" draw:text-style-name="P3" draw:layer="layout" svg:x1="16.2cm" svg:y1="19.3cm" svg:x2="13.9cm" svg:y2="14.7cm">
          <text:p/>
        </draw:line>
        <draw:line draw:style-name="gr25" draw:text-style-name="P3" draw:layer="layout" svg:x1="16.9cm" svg:y1="13.9cm" svg:x2="17cm" svg:y2="19.3cm">
          <text:p/>
        </draw:line>
        <draw:line draw:style-name="gr25" draw:text-style-name="P3" draw:layer="layout" svg:x1="17.3cm" svg:y1="19.3cm" svg:x2="17.2cm" svg:y2="13.8cm">
          <text:p/>
        </draw:line>
        <draw:line draw:style-name="gr25" draw:text-style-name="P3" draw:layer="layout" svg:x1="15.5cm" svg:y1="13.8cm" svg:x2="11.9cm" svg:y2="19.8cm">
          <text:p/>
        </draw:line>
        <draw:line draw:style-name="gr25" draw:text-style-name="P3" draw:layer="layout" svg:x1="12.2cm" svg:y1="20cm" svg:x2="15.8cm" svg:y2="13.8cm">
          <text:p/>
        </draw:line>
        <draw:line draw:style-name="gr25" draw:text-style-name="P3" draw:layer="layout" svg:x1="9.3cm" svg:y1="20.4cm" svg:x2="6.9cm" svg:y2="22.9cm">
          <text:p/>
        </draw:line>
        <draw:line draw:style-name="gr25" draw:text-style-name="P3" draw:layer="layout" svg:x1="12.3cm" svg:y1="23.2cm" svg:x2="7.4cm" svg:y2="23.2cm">
          <text:p/>
        </draw:line>
        <draw:line draw:style-name="gr25" draw:text-style-name="P3" draw:layer="layout" svg:x1="12.3cm" svg:y1="27.2cm" svg:x2="7.5cm" svg:y2="27.2cm">
          <text:p/>
        </draw:line>
        <draw:line draw:style-name="gr25" draw:text-style-name="P3" draw:layer="layout" svg:x1="11.5cm" svg:y1="20.6cm" svg:x2="12.8cm" svg:y2="22.9cm">
          <text:p/>
        </draw:line>
        <draw:line draw:style-name="gr25" draw:text-style-name="P3" draw:layer="layout" svg:x1="13.1cm" svg:y1="22.8cm" svg:x2="11.8cm" svg:y2="20.4cm">
          <text:p/>
        </draw:line>
        <draw:circle draw:style-name="gr27" draw:text-style-name="P1" draw:layer="layout" svg:width="0.7cm" svg:height="0.7cm" svg:x="1.8cm" svg:y="10.7cm">
          <text:p text:style-name="P1">1</text:p>
        </draw:circle>
        <draw:circle draw:style-name="gr27" draw:text-style-name="P1" draw:layer="layout" svg:width="0.7cm" svg:height="0.7cm" svg:x="18.899cm" svg:y="10.699cm">
          <text:p text:style-name="P1">1</text:p>
        </draw:circle>
        <draw:circle draw:style-name="gr27" draw:text-style-name="P1" draw:layer="layout" svg:width="0.7cm" svg:height="0.7cm" svg:x="3.9cm" svg:y="15.7cm">
          <text:p text:style-name="P1">2</text:p>
        </draw:circle>
        <draw:circle draw:style-name="gr27" draw:text-style-name="P1" draw:layer="layout" svg:width="0.7cm" svg:height="0.7cm" svg:x="18.899cm" svg:y="14.899cm">
          <text:p text:style-name="P1">2</text:p>
        </draw:circle>
        <draw:line draw:style-name="gr25" draw:text-style-name="P3" draw:layer="layout" svg:x1="17.3cm" svg:y1="13cm" svg:x2="19cm" svg:y2="11.2cm">
          <text:p/>
        </draw:line>
        <draw:line draw:style-name="gr25" draw:text-style-name="P3" draw:layer="layout" svg:x1="19.1cm" svg:y1="15cm" svg:x2="18cm" svg:y2="13.6cm">
          <text:p/>
        </draw:line>
        <draw:line draw:style-name="gr25" draw:text-style-name="P3" draw:layer="layout" svg:x1="4.2cm" svg:y1="13.9cm" svg:x2="4.2cm" svg:y2="15.7cm">
          <text:p/>
        </draw:line>
        <draw:line draw:style-name="gr25" draw:text-style-name="P3" draw:layer="layout" svg:x1="6.4cm" svg:y1="16.1cm" svg:x2="4.6cm" svg:y2="16.1cm">
          <text:p/>
        </draw:line>
        <draw:line draw:style-name="gr25" draw:text-style-name="P3" draw:layer="layout" svg:x1="2.3cm" svg:y1="11.4cm" svg:x2="3.3cm" svg:y2="13.2cm">
          <text:p/>
        </draw:line>
        <draw:frame draw:style-name="gr28" draw:text-style-name="P4" draw:layer="layout" svg:width="3.3cm" svg:height="0.587cm" svg:x="5.2cm" svg:y="6.013cm">
          <draw:text-box>
            <text:p><text:span text:style-name="T2">Visar favorablemente</text:span></text:p>
          </draw:text-box>
        </draw:frame>
        <draw:frame draw:style-name="gr29" draw:text-style-name="P4" draw:layer="layout" svg:width="3.8cm" svg:height="0.569cm" svg:x="12.3cm" svg:y="6.014cm">
          <draw:text-box>
            <text:p><text:span text:style-name="T2">Visar desfavorablemente</text:span></text:p>
          </draw:text-box>
        </draw:frame>
        <draw:frame draw:style-name="gr28" draw:text-style-name="P4" draw:layer="layout" svg:width="3.3cm" svg:height="0.587cm" svg:x="8.6cm" svg:y="7.314cm">
          <draw:text-box>
            <text:p><text:span text:style-name="T2">Visar favorablemente</text:span></text:p>
          </draw:text-box>
        </draw:frame>
        <draw:frame draw:style-name="gr29" draw:text-style-name="P4" draw:layer="layout" svg:width="3.8cm" svg:height="0.569cm" svg:x="8.4cm" svg:y="8.115cm">
          <draw:text-box>
            <text:p><text:span text:style-name="T2">Visar desfavorablemente</text:span></text:p>
          </draw:text-box>
        </draw:frame>
        <draw:frame draw:style-name="gr28" draw:text-style-name="P4" draw:layer="layout" svg:width="1.8cm" svg:height="0.587cm" svg:x="5.9cm" svg:y="8.714cm">
          <draw:text-box>
            <text:p><text:span text:style-name="T2">Traspasar</text:span></text:p>
          </draw:text-box>
        </draw:frame>
        <draw:frame draw:style-name="gr30" draw:text-style-name="P6" draw:layer="layout" svg:width="7.7cm" svg:height="0.725cm" svg:x="6.4cm" svg:y="1.4cm">
          <draw:text-box>
            <text:p><text:span text:style-name="T3">Peticiones de Solicitudes - Estados</text:span></text:p>
          </draw:text-box>
        </draw:frame>
        <draw:frame draw:style-name="gr13" draw:text-style-name="P13" draw:layer="layout" svg:width="2cm" svg:height="0.887cm" svg:x="7.9cm" svg:y="11.513cm">
          <draw:text-box>
            <text:p>Denegar en </text:p>
            <text:p><text:s text:c="3"/>proceso</text:p>
          </draw:text-box>
        </draw:frame>
        <draw:frame draw:style-name="gr13" draw:text-style-name="P4" draw:layer="layout" svg:width="2cm" svg:height="0.887cm" svg:x="9.9cm" svg:y="11.515cm">
          <draw:text-box>
            <text:p><text:span text:style-name="T2">Aceptar en</text:span></text:p>
            <text:p><text:span text:style-name="T2"><text:s text:c="3"/></text:span><text:span text:style-name="T2">proceso</text:span></text:p>
          </draw:text-box>
        </draw:frame>
        <draw:frame draw:style-name="gr13" draw:text-style-name="P4" draw:layer="layout" svg:width="2.1cm" svg:height="0.887cm" svg:x="6.1cm" svg:y="12.115cm">
          <draw:text-box>
            <text:p><text:span text:style-name="T2"><text:s text:c="2"/></text:span><text:span text:style-name="T2">Forzar </text:span></text:p>
            <text:p><text:span text:style-name="T2">denegación</text:span></text:p>
          </draw:text-box>
        </draw:frame>
        <draw:frame draw:style-name="gr13" draw:text-style-name="P4" draw:layer="layout" svg:width="1.9cm" svg:height="0.887cm" svg:x="12.1cm" svg:y="11.415cm">
          <draw:text-box>
            <text:p><text:span text:style-name="T2">Forzar</text:span></text:p>
            <text:p><text:span text:style-name="T2">aceptación</text:span></text:p>
          </draw:text-box>
        </draw:frame>
        <draw:frame draw:style-name="gr13" draw:text-style-name="P4" draw:layer="layout" svg:width="2.2cm" svg:height="0.887cm" svg:x="5.1cm" svg:y="10.815cm">
          <draw:text-box>
            <text:p><text:span text:style-name="T2"><text:s text:c="7"/></text:span><text:span text:style-name="T2">Revocar</text:span></text:p>
            <text:p><text:span text:style-name="T2">denegación</text:span></text:p>
          </draw:text-box>
        </draw:frame>
        <draw:frame draw:style-name="gr13" draw:text-style-name="P4" draw:layer="layout" svg:width="1.9cm" svg:height="0.887cm" svg:x="4.1cm" svg:y="14.2cm">
          <draw:text-box>
            <text:p><text:span text:style-name="T2"><text:s text:c="4"/></text:span><text:span text:style-name="T2">Forzar</text:span></text:p>
            <text:p><text:span text:style-name="T2">aceptación</text:span></text:p>
          </draw:text-box>
        </draw:frame>
        <draw:frame draw:style-name="gr13" draw:text-style-name="P4" draw:layer="layout" svg:width="1.9cm" svg:height="0.887cm" svg:x="5cm" svg:y="16.016cm">
          <draw:text-box>
            <text:p><text:span text:style-name="T2">Forzar</text:span></text:p>
            <text:p><text:span text:style-name="T2">aceptación</text:span></text:p>
          </draw:text-box>
        </draw:frame>
        <draw:frame draw:style-name="gr13" draw:text-style-name="P4" draw:layer="layout" svg:width="2.1cm" svg:height="0.887cm" svg:x="16.5cm" svg:y="11.316cm">
          <draw:text-box>
            <text:p><text:span text:style-name="T2"><text:s text:c="7"/></text:span><text:span text:style-name="T2">Forzar </text:span></text:p>
            <text:p><text:span text:style-name="T2">denegación</text:span></text:p>
          </draw:text-box>
        </draw:frame>
        <draw:frame draw:style-name="gr13" draw:text-style-name="P4" draw:layer="layout" svg:width="2.1cm" svg:height="0.887cm" svg:x="2.5cm" svg:y="11.416cm">
          <draw:text-box>
            <text:p><text:span text:style-name="T2">Forzar </text:span></text:p>
            <text:p><text:span text:style-name="T2">denegación</text:span></text:p>
          </draw:text-box>
        </draw:frame>
        <draw:frame draw:style-name="gr13" draw:text-style-name="P4" draw:layer="layout" svg:width="1.9cm" svg:height="0.887cm" svg:x="18.3cm" svg:y="13.517cm">
          <draw:text-box>
            <text:p><text:span text:style-name="T2">Forzar</text:span></text:p>
            <text:p><text:span text:style-name="T2">aceptación</text:span></text:p>
          </draw:text-box>
        </draw:frame>
        <draw:frame draw:style-name="gr28" draw:text-style-name="P4" draw:layer="layout" svg:width="1.7cm" svg:height="0.587cm" svg:x="12.5cm" svg:y="15.415cm">
          <draw:text-box>
            <text:p><text:span text:style-name="T2">Cancelar</text:span></text:p>
          </draw:text-box>
        </draw:frame>
        <draw:frame draw:style-name="gr31" draw:text-style-name="P4" draw:layer="layout" svg:width="1.8cm" svg:height="0.584cm" svg:x="9.1cm" svg:y="17.116cm">
          <draw:text-box>
            <text:p><text:span text:style-name="T2">Convocar</text:span></text:p>
          </draw:text-box>
        </draw:frame>
        <draw:frame draw:style-name="gr13" draw:text-style-name="P4" draw:layer="layout" svg:width="2.1cm" svg:height="0.887cm" svg:x="6.4cm" svg:y="13.617cm">
          <draw:text-box>
            <text:p><text:span text:style-name="T2"><text:s text:c="2"/></text:span><text:span text:style-name="T2">Forzar </text:span></text:p>
            <text:p><text:span text:style-name="T2">denegación</text:span></text:p>
          </draw:text-box>
        </draw:frame>
        <draw:frame draw:style-name="gr28" draw:text-style-name="P4" draw:layer="layout" svg:width="1.7cm" svg:height="0.587cm" svg:x="15.5cm" svg:y="15.416cm">
          <draw:text-box>
            <text:p><text:span text:style-name="T2">Cancelar</text:span></text:p>
          </draw:text-box>
        </draw:frame>
        <draw:frame draw:style-name="gr31" draw:text-style-name="P4" draw:layer="layout" svg:width="1.8cm" svg:height="0.584cm" svg:x="11.5cm" svg:y="17.516cm">
          <draw:text-box>
            <text:p><text:span text:style-name="T2">Convocar</text:span></text:p>
          </draw:text-box>
        </draw:frame>
        <draw:frame draw:style-name="gr13" draw:text-style-name="P4" draw:layer="layout" svg:width="2cm" svg:height="0.887cm" svg:x="14.1cm" svg:y="11.117cm">
          <draw:text-box>
            <text:p><text:span text:style-name="T2">Revocar</text:span></text:p>
            <text:p><text:span text:style-name="T2">aceptación</text:span></text:p>
          </draw:text-box>
        </draw:frame>
        <draw:frame draw:style-name="gr29" draw:text-style-name="P4" draw:layer="layout" svg:width="2.1cm" svg:height="0.569cm" svg:x="14.8cm" svg:y="16.616cm">
          <draw:text-box>
            <text:p><text:span text:style-name="T2">Descancelar</text:span></text:p>
          </draw:text-box>
        </draw:frame>
        <draw:frame draw:style-name="gr29" draw:text-style-name="P4" draw:layer="layout" svg:width="2.1cm" svg:height="0.569cm" svg:x="17.2cm" svg:y="16.017cm">
          <draw:text-box>
            <text:p><text:span text:style-name="T2">Descancelar</text:span></text:p>
          </draw:text-box>
        </draw:frame>
        <draw:frame draw:style-name="gr32" draw:text-style-name="P4" draw:layer="layout" svg:width="2.2cm" svg:height="0.583cm" svg:x="12.9cm" svg:y="18.517cm">
          <draw:text-box>
            <text:p><text:span text:style-name="T2">Desconvocar</text:span></text:p>
          </draw:text-box>
        </draw:frame>
        <draw:frame draw:style-name="gr32" draw:text-style-name="P4" draw:layer="layout" svg:width="2.2cm" svg:height="0.583cm" svg:x="11.2cm" svg:y="16.618cm">
          <draw:text-box>
            <text:p><text:span text:style-name="T2">Desconvocar</text:span></text:p>
          </draw:text-box>
        </draw:frame>
        <draw:frame draw:style-name="gr31" draw:text-style-name="P4" draw:layer="layout" svg:width="1.4cm" svg:height="0.584cm" svg:x="7.3cm" svg:y="20.816cm">
          <draw:text-box>
            <text:p><text:span text:style-name="T2">Anular</text:span></text:p>
          </draw:text-box>
        </draw:frame>
        <draw:frame draw:style-name="gr31" draw:text-style-name="P4" draw:layer="layout" svg:width="1.4cm" svg:height="0.584cm" svg:x="9.4cm" svg:y="23.216cm">
          <draw:text-box>
            <text:p><text:span text:style-name="T2">Anular</text:span></text:p>
          </draw:text-box>
        </draw:frame>
        <draw:frame draw:style-name="gr13" draw:text-style-name="P4" draw:layer="layout" svg:width="2.3cm" svg:height="0.887cm" svg:x="14.2cm" svg:y="24.8cm">
          <draw:text-box>
            <text:p><text:span text:style-name="T2">Reabrir</text:span></text:p>
            <text:p><text:span text:style-name="T2">notificación</text:span></text:p>
          </draw:text-box>
        </draw:frame>
        <draw:frame draw:style-name="gr31" draw:text-style-name="P4" draw:layer="layout" svg:width="1.8cm" svg:height="0.584cm" svg:x="9.2cm" svg:y="26.716cm">
          <draw:text-box>
            <text:p><text:span text:style-name="T2">Finalizar</text:span></text:p>
          </draw:text-box>
        </draw:frame>
        <draw:frame draw:style-name="gr13" draw:text-style-name="P4" draw:layer="layout" svg:width="2.1cm" svg:height="0.887cm" svg:x="11.9cm" svg:y="24.8cm">
          <draw:text-box>
            <text:p><text:span text:style-name="T2"><text:s text:c="7"/></text:span><text:span text:style-name="T2">Cerrar</text:span></text:p>
            <text:p><text:span text:style-name="T2">notificación</text:span></text:p>
          </draw:text-box>
        </draw:frame>
        <draw:rect draw:style-name="gr6" draw:text-style-name="P5" draw:layer="layout" svg:width="1cm" svg:height="0.6cm" svg:x="12.6cm" svg:y="3.6cm">
          <text:p text:style-name="P1"><text:span text:style-name="T2">AF</text:span></text:p>
        </draw:rect>
        <draw:line draw:style-name="gr25" draw:text-style-name="P3" draw:layer="layout" svg:x1="12.7cm" svg:y1="4.2cm" svg:x2="11.71cm" svg:y2="5.24cm">
          <text:p/>
        </draw:line>
        <draw:circle draw:style-name="gr27" draw:text-style-name="P1" draw:layer="layout" svg:width="0.7cm" svg:height="0.7cm" svg:x="3.599cm" svg:y="20.251cm">
          <text:p text:style-name="P1">3</text:p>
        </draw:circle>
        <draw:circle draw:style-name="gr27" draw:text-style-name="P1" draw:layer="layout" svg:width="0.7cm" svg:height="0.7cm" svg:x="17.599cm" svg:y="22.099cm">
          <text:p text:style-name="P1">3</text:p>
        </draw:circle>
        <draw:line draw:style-name="gr25" draw:text-style-name="P3" draw:layer="layout" svg:x1="4.1cm" svg:y1="20.9cm" svg:x2="5.1cm" svg:y2="22.7cm">
          <text:p/>
        </draw:line>
        <draw:line draw:style-name="gr25" draw:text-style-name="P3" draw:layer="layout" svg:x1="16.9cm" svg:y1="20.3cm" svg:x2="17.9cm" svg:y2="22.1cm">
          <text:p/>
        </draw:line>
        <draw:frame draw:style-name="gr31" draw:text-style-name="P4" draw:layer="layout" svg:width="1.4cm" svg:height="0.584cm" svg:x="4.2cm" svg:y="21.116cm">
          <draw:text-box>
            <text:p><text:span text:style-name="T2">Anular</text:span></text:p>
          </draw:text-box>
        </draw:frame>
        <draw:frame draw:style-name="gr31" draw:text-style-name="P4" draw:layer="layout" svg:width="1.4cm" svg:height="0.584cm" svg:x="17.2cm" svg:y="20.716cm">
          <draw:text-box>
            <text:p><text:span text:style-name="T2">Anular</text:span></text:p>
          </draw:text-box>
        </draw:frame>
        <draw:circle draw:style-name="gr27" draw:text-style-name="P1" draw:layer="layout" svg:width="0.7cm" svg:height="0.7cm" svg:x="17.099cm" svg:y="9.3cm">
          <text:p text:style-name="P1">3</text:p>
        </draw:circle>
        <draw:line draw:style-name="gr25" draw:text-style-name="P3" draw:layer="layout" svg:x1="15.7cm" svg:y1="8.4cm" svg:x2="17.2cm" svg:y2="9.501cm">
          <text:p/>
        </draw:line>
        <draw:frame draw:style-name="gr31" draw:text-style-name="P4" draw:layer="layout" svg:width="1.4cm" svg:height="0.584cm" svg:x="16.1cm" svg:y="8.417cm">
          <draw:text-box>
            <text:p><text:span text:style-name="T2">Anular</text:span></text:p>
          </draw:text-box>
        </draw:frame>
        <draw:rect draw:style-name="gr6" draw:text-style-name="P5" draw:layer="layout" svg:width="0.997cm" svg:height="0.6cm" svg:x="11.1cm" svg:y="2.6cm">
          <text:p text:style-name="P1"><text:span text:style-name="T2">PF</text:span></text:p>
        </draw:rect>
        <draw:line draw:style-name="gr25" draw:text-style-name="P3" draw:layer="layout" svg:x1="11.6cm" svg:y1="3.2cm" svg:x2="11cm" svg:y2="5cm">
          <text:p/>
        </draw:line>
        <draw:custom-shape draw:style-name="gr33" draw:text-style-name="P14" draw:layer="layout" svg:width="4.3cm" svg:height="0.6cm" svg:x="11.4cm" svg:y="8.7cm">
          <text:p text:style-name="P1">Se pasan los procesos de control</text:p>
          <draw:enhanced-geometry svg:viewBox="0 0 21600 21600" draw:text-areas="800 800 20800 20800" draw:type="round-rectangular-callout" draw:modifiers="1592.00186003255 34538.43594009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ircle draw:style-name="gr27" draw:text-style-name="P1" draw:layer="layout" svg:width="0.7cm" svg:height="0.7cm" svg:x="2.2cm" svg:y="15.7cm">
          <text:p text:style-name="P1">3</text:p>
        </draw:circle>
        <draw:line draw:style-name="gr25" draw:text-style-name="P3" draw:layer="layout" svg:x1="3.7cm" svg:y1="13.8cm" svg:x2="2.7cm" svg:y2="15.7cm">
          <text:p/>
        </draw:line>
        <draw:frame draw:style-name="gr31" draw:text-style-name="P4" draw:layer="layout" svg:width="1.4cm" svg:height="0.584cm" svg:x="2cm" svg:y="14.4cm">
          <draw:text-box>
            <text:p><text:span text:style-name="T2">Anular</text:span></text:p>
          </draw:text-box>
        </draw:frame>
        <draw:circle draw:style-name="gr27" draw:text-style-name="P1" draw:layer="layout" svg:width="0.7cm" svg:height="0.7cm" svg:x="6.3cm" svg:y="18.5cm">
          <text:p text:style-name="P1">3</text:p>
        </draw:circle>
        <draw:line draw:style-name="gr25" draw:text-style-name="P3" draw:layer="layout" svg:x1="7.8cm" svg:y1="16.6cm" svg:x2="6.8cm" svg:y2="18.5cm">
          <text:p/>
        </draw:line>
        <draw:frame draw:style-name="gr31" draw:text-style-name="P4" draw:layer="layout" svg:width="1.4cm" svg:height="0.584cm" svg:x="6.1cm" svg:y="17.2cm">
          <draw:text-box>
            <text:p><text:span text:style-name="T2">Anular</text:span></text:p>
          </draw:text-box>
        </draw:frame>
        <draw:custom-shape draw:style-name="gr34" draw:text-style-name="P7" draw:layer="layout" svg:width="1.5cm" svg:height="1cm" svg:x="7.3cm" svg:y="2.7cm">
          <text:p text:style-name="P1"><text:span text:style-name="T2">Borr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3" draw:layer="layout" svg:x1="8.4cm" svg:y1="3.5cm" svg:x2="9.3cm" svg:y2="5cm">
          <text:p/>
        </draw:line>
        <draw:line draw:style-name="gr16" draw:text-style-name="P3" draw:layer="layout" svg:x1="10cm" svg:y1="3.4cm" svg:x2="10cm" svg:y2="4.9cm">
          <text:p/>
        </draw:line>
        <draw:custom-shape draw:style-name="gr34" draw:text-style-name="P7" draw:layer="layout" svg:width="1.5cm" svg:height="1cm" svg:x="9.2cm" svg:y="2.4cm">
          <text:p text:style-name="P1"><text:span text:style-name="T2">Mod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1" draw:text-style-name="P2" draw:layer="layout" svg:width="3.3cm" svg:height="1cm" svg:x="12.294cm" svg:y="22.794cm">
          <text:p text:style-name="P1"><text:span text:style-name="T1">NOTIFICADA</text:span></text:p>
        </draw:ellipse>
        <draw:line draw:style-name="gr25" draw:text-style-name="P3" draw:layer="layout" svg:x1="13.8cm" svg:y1="23.8cm" svg:x2="13.8cm" svg:y2="26.7cm">
          <text:p/>
        </draw:line>
        <draw:line draw:style-name="gr25" draw:text-style-name="P3" draw:layer="layout" svg:x1="14.2cm" svg:y1="26.6cm" svg:x2="14.2cm" svg:y2="23.8cm">
          <text:p/>
        </draw:line>
        <draw:frame draw:style-name="gr35" draw:text-style-name="P4" draw:layer="layout" svg:width="2.3cm" svg:height="0.887cm" svg:x="10.1cm" svg:y="21.114cm">
          <draw:text-box>
            <text:p><text:span text:style-name="T2"><text:s text:c="7"/></text:span><text:span text:style-name="T2">Cerrar</text:span></text:p>
            <text:p><text:span text:style-name="T2">convocatoria</text:span></text:p>
          </draw:text-box>
        </draw:frame>
        <draw:frame draw:style-name="gr13" draw:text-style-name="P4" draw:layer="layout" svg:width="2.3cm" svg:height="0.887cm" svg:x="12.3cm" svg:y="21.001cm">
          <draw:text-box>
            <text:p><text:span text:style-name="T2">Reabrir</text:span></text:p>
            <text:p><text:span text:style-name="T2"><text:s/></text:span><text:span text:style-name="T2">convocatoria</text:span></text:p>
          </draw:text-box>
        </draw:frame>
        <draw:line draw:style-name="gr25" draw:text-style-name="P3" draw:layer="layout" svg:x1="12.5cm" svg:y1="27cm" svg:x2="6.501cm" svg:y2="23.6cm">
          <text:p/>
        </draw:line>
        <draw:frame draw:style-name="gr31" draw:text-style-name="P4" draw:layer="layout" svg:width="1.4cm" svg:height="0.584cm" svg:x="9.4cm" svg:y="24.816cm">
          <draw:text-box>
            <text:p><text:span text:style-name="T2">Anular</text:span></text:p>
          </draw:text-box>
        </draw:frame>
      </draw:page>
      <draw:page draw:name="page5" draw:style-name="dp1" draw:master-page-name="Predeterminado">
        <draw:frame draw:style-name="gr8" draw:text-style-name="P6" draw:layer="layout" svg:width="4.4cm" svg:height="0.85cm" svg:x="8.1cm" svg:y="1.5cm">
          <draw:text-box>
            <text:p><text:span text:style-name="T3">Edición - Estados</text:span></text:p>
          </draw:text-box>
        </draw:frame>
        <draw:ellipse draw:style-name="gr1" draw:text-style-name="P2" draw:layer="layout" svg:width="3.3cm" svg:height="1cm" svg:x="8.997cm" svg:y="6.097cm">
          <text:p text:style-name="P1"><text:span text:style-name="T1">ACTIVA</text:span></text:p>
        </draw:ellipse>
        <draw:ellipse draw:style-name="gr1" draw:text-style-name="P2" draw:layer="layout" svg:width="3.3cm" svg:height="1cm" svg:x="2.597cm" svg:y="15.897cm">
          <text:p text:style-name="P1"><text:span text:style-name="T1">EN CURSO</text:span></text:p>
        </draw:ellipse>
        <draw:ellipse draw:style-name="gr1" draw:text-style-name="P2" draw:layer="layout" svg:width="3.3cm" svg:height="1cm" svg:x="2.497cm" svg:y="10.997cm">
          <text:p text:style-name="P1"><text:span text:style-name="T1">ANULADA</text:span></text:p>
        </draw:ellipse>
        <draw:ellipse draw:style-name="gr1" draw:text-style-name="P2" draw:layer="layout" svg:width="3.3cm" svg:height="1cm" svg:x="15.5cm" svg:y="11cm">
          <text:p text:style-name="P1"><text:span text:style-name="T1">PENDIENTE</text:span></text:p>
        </draw:ellipse>
        <draw:ellipse draw:style-name="gr1" draw:text-style-name="P2" draw:layer="layout" svg:width="3.3cm" svg:height="1cm" svg:x="8.997cm" svg:y="15.897cm">
          <text:p text:style-name="P1"><text:span text:style-name="T1">LISTA</text:span></text:p>
        </draw:ellipse>
        <draw:ellipse draw:style-name="gr1" draw:text-style-name="P2" draw:layer="layout" svg:width="3.3cm" svg:height="1cm" svg:x="8.997cm" svg:y="10.997cm">
          <text:p text:style-name="P1"><text:span text:style-name="T1">CANCELADA</text:span></text:p>
        </draw:ellipse>
        <draw:ellipse draw:style-name="gr1" draw:text-style-name="P2" draw:layer="layout" svg:width="3.3cm" svg:height="1cm" svg:x="15.497cm" svg:y="6.097cm">
          <text:p text:style-name="P1"><text:span text:style-name="T1">CONVOCANDO</text:span></text:p>
        </draw:ellipse>
        <draw:ellipse draw:style-name="gr1" draw:text-style-name="P2" draw:layer="layout" svg:width="3.3cm" svg:height="1cm" svg:x="2.497cm" svg:y="6.097cm">
          <text:p text:style-name="P1"><text:span text:style-name="T1">INACTIVA</text:span></text:p>
        </draw:ellipse>
        <draw:ellipse draw:style-name="gr1" draw:text-style-name="P2" draw:layer="layout" svg:width="3.3cm" svg:height="1cm" svg:x="15.497cm" svg:y="15.897cm">
          <text:p text:style-name="P1"><text:span text:style-name="T1">NOTIFICANDO</text:span></text:p>
        </draw:ellipse>
        <draw:ellipse draw:style-name="gr1" draw:text-style-name="P2" draw:layer="layout" svg:width="3.3cm" svg:height="1cm" svg:x="2.597cm" svg:y="20.697cm">
          <text:p text:style-name="P1"><text:span text:style-name="T1">FINALIZADA</text:span></text:p>
        </draw:ellipse>
        <draw:rect draw:style-name="gr6" draw:text-style-name="P5" draw:layer="layout" svg:width="1cm" svg:height="0.6cm" svg:x="6.401cm" svg:y="4.7cm">
          <text:p text:style-name="P1"><text:span text:style-name="T2">AF</text:span></text:p>
        </draw:rect>
        <draw:line draw:style-name="gr25" draw:text-style-name="P3" draw:layer="layout" svg:x1="6.501cm" svg:y1="5.3cm" svg:x2="5.511cm" svg:y2="6.34cm">
          <text:p/>
        </draw:line>
        <draw:rect draw:style-name="gr6" draw:text-style-name="P5" draw:layer="layout" svg:width="0.997cm" svg:height="0.6cm" svg:x="5.403cm" svg:y="3.7cm">
          <text:p text:style-name="P1"><text:span text:style-name="T2">PF</text:span></text:p>
        </draw:rect>
        <draw:line draw:style-name="gr25" draw:text-style-name="P3" draw:layer="layout" svg:x1="5.692cm" svg:y1="4.3cm" svg:x2="4.9cm" svg:y2="6.2cm">
          <text:p/>
        </draw:line>
        <draw:rect draw:style-name="gr6" draw:text-style-name="P5" draw:layer="layout" svg:width="2.297cm" svg:height="0.6cm" svg:x="1.503cm" svg:y="8.104cm">
          <text:p text:style-name="P1"><text:span text:style-name="T2">CALENDARIO</text:span></text:p>
        </draw:rect>
        <draw:line draw:style-name="gr25" draw:text-style-name="P3" draw:layer="layout" svg:x1="2.612cm" svg:y1="8.14cm" svg:x2="3.602cm" svg:y2="7.1cm">
          <text:p/>
        </draw:line>
        <draw:custom-shape draw:style-name="gr34" draw:text-style-name="P7" draw:layer="layout" svg:width="1.5cm" svg:height="1cm" svg:x="1.397cm" svg:y="4.097cm">
          <text:p text:style-name="P1"><text:span text:style-name="T2">Cre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3" draw:layer="layout" svg:x1="2.3cm" svg:y1="5cm" svg:x2="3.5cm" svg:y2="6.2cm">
          <text:p/>
        </draw:line>
        <draw:line draw:style-name="gr25" draw:text-style-name="P3" draw:layer="layout" svg:x1="5.7cm" svg:y1="6.4cm" svg:x2="9.1cm" svg:y2="6.4cm">
          <text:p/>
        </draw:line>
        <draw:line draw:style-name="gr25" draw:text-style-name="P3" draw:layer="layout" svg:x1="12.3cm" svg:y1="6.6cm" svg:x2="15.5cm" svg:y2="6.6cm">
          <text:p/>
        </draw:line>
        <draw:line draw:style-name="gr25" draw:text-style-name="P3" draw:layer="layout" svg:x1="12.2cm" svg:y1="11.3cm" svg:x2="15.6cm" svg:y2="11.3cm">
          <text:p/>
        </draw:line>
        <draw:line draw:style-name="gr25" draw:text-style-name="P3" draw:layer="layout" svg:x1="9.1cm" svg:y1="6.8cm" svg:x2="5.7cm" svg:y2="6.8cm">
          <text:p/>
        </draw:line>
        <draw:line draw:style-name="gr25" draw:text-style-name="P3" draw:layer="layout" svg:x1="15.6cm" svg:y1="11.7cm" svg:x2="12.201cm" svg:y2="11.7cm">
          <text:p/>
        </draw:line>
        <draw:line draw:style-name="gr25" draw:text-style-name="P3" draw:layer="layout" svg:x1="9cm" svg:y1="11.5cm" svg:x2="5.8cm" svg:y2="11.5cm">
          <text:p/>
        </draw:line>
        <draw:line draw:style-name="gr25" draw:text-style-name="P3" draw:layer="layout" svg:x1="12.201cm" svg:y1="16.6cm" svg:x2="15.6cm" svg:y2="16.6cm">
          <text:p/>
        </draw:line>
        <draw:line draw:style-name="gr25" draw:text-style-name="P3" draw:layer="layout" svg:x1="15.5cm" svg:y1="16.2cm" svg:x2="12.202cm" svg:y2="16.2cm">
          <text:p/>
        </draw:line>
        <draw:line draw:style-name="gr25" draw:text-style-name="P3" draw:layer="layout" svg:x1="9cm" svg:y1="16.4cm" svg:x2="5.9cm" svg:y2="16.4cm">
          <text:p/>
        </draw:line>
        <draw:line draw:style-name="gr25" draw:text-style-name="P3" draw:layer="layout" svg:x1="4.3cm" svg:y1="16.9cm" svg:x2="4.3cm" svg:y2="20.7cm">
          <text:p/>
        </draw:line>
        <draw:line draw:style-name="gr25" draw:text-style-name="P3" draw:layer="layout" svg:x1="16.9cm" svg:y1="12cm" svg:x2="16.9cm" svg:y2="15.9cm">
          <text:p/>
        </draw:line>
        <draw:line draw:style-name="gr25" draw:text-style-name="P3" draw:layer="layout" svg:x1="17.3cm" svg:y1="15.9cm" svg:x2="17.3cm" svg:y2="12cm">
          <text:p/>
        </draw:line>
        <draw:rect draw:style-name="gr6" draw:text-style-name="P5" draw:layer="layout" svg:width="2.496cm" svg:height="0.6cm" svg:x="15.904cm" svg:y="3.904cm">
          <text:p text:style-name="P1"><text:span text:style-name="T2">ALUMNOS o PA’s</text:span></text:p>
        </draw:rect>
        <draw:line draw:style-name="gr7" draw:text-style-name="P1" draw:layer="layout" svg:x1="17.1cm" svg:y1="4.5cm" svg:x2="17.1cm" svg:y2="6.1cm">
          <text:p/>
        </draw:line>
        <draw:line draw:style-name="gr25" draw:text-style-name="P3" draw:layer="layout" svg:x1="16.9cm" svg:y1="7.1cm" svg:x2="16.9cm" svg:y2="11cm">
          <text:p/>
        </draw:line>
        <draw:line draw:style-name="gr25" draw:text-style-name="P3" draw:layer="layout" svg:x1="17.3cm" svg:y1="11cm" svg:x2="17.3cm" svg:y2="7.1cm">
          <text:p/>
        </draw:line>
        <draw:frame draw:style-name="gr28" draw:text-style-name="P4" draw:layer="layout" svg:width="1.7cm" svg:height="0.587cm" svg:x="12.9cm" svg:y="10.816cm">
          <draw:text-box>
            <text:p><text:span text:style-name="T2">Cancelar</text:span></text:p>
          </draw:text-box>
        </draw:frame>
        <draw:frame draw:style-name="gr28" draw:text-style-name="P4" draw:layer="layout" svg:width="1.5cm" svg:height="0.587cm" svg:x="6.7cm" svg:y="5.9cm">
          <draw:text-box>
            <text:p><text:span text:style-name="T2">Activar</text:span></text:p>
          </draw:text-box>
        </draw:frame>
        <draw:frame draw:style-name="gr29" draw:text-style-name="P4" draw:layer="layout" svg:width="2cm" svg:height="0.569cm" svg:x="6.5cm" svg:y="6.801cm">
          <draw:text-box>
            <text:p><text:span text:style-name="T2">Desactivar</text:span></text:p>
          </draw:text-box>
        </draw:frame>
        <draw:frame draw:style-name="gr28" draw:text-style-name="P4" draw:layer="layout" svg:width="2.8cm" svg:height="0.587cm" svg:x="12.3cm" svg:y="6.113cm">
          <draw:text-box>
            <text:p><text:span text:style-name="T2">Abrir convocatoria</text:span></text:p>
          </draw:text-box>
        </draw:frame>
        <draw:frame draw:style-name="gr13" draw:text-style-name="P4" draw:layer="layout" svg:width="2.2cm" svg:height="0.887cm" svg:x="14.9cm" svg:y="8.118cm">
          <draw:text-box>
            <text:p><text:span text:style-name="T2"><text:s text:c="10"/></text:span><text:span text:style-name="T2">Cerrar</text:span></text:p>
            <text:p><text:span text:style-name="T2">convocatoria</text:span></text:p>
          </draw:text-box>
        </draw:frame>
        <draw:frame draw:style-name="gr13" draw:text-style-name="P4" draw:layer="layout" svg:width="2.2cm" svg:height="0.887cm" svg:x="17.3cm" svg:y="8.119cm">
          <draw:text-box>
            <text:p><text:span text:style-name="T2">Reabrir</text:span></text:p>
            <text:p><text:span text:style-name="T2">convocatoria</text:span></text:p>
          </draw:text-box>
        </draw:frame>
        <draw:frame draw:style-name="gr13" draw:text-style-name="P4" draw:layer="layout" svg:width="2cm" svg:height="0.887cm" svg:x="15.1cm" svg:y="12.819cm">
          <draw:text-box>
            <text:p><text:span text:style-name="T2"><text:s text:c="10"/></text:span><text:span text:style-name="T2">Abrir</text:span></text:p>
            <text:p><text:span text:style-name="T2">notificación</text:span></text:p>
          </draw:text-box>
        </draw:frame>
        <draw:frame draw:style-name="gr13" draw:text-style-name="P4" draw:layer="layout" svg:width="2.2cm" svg:height="0.887cm" svg:x="17.3cm" svg:y="12.82cm">
          <draw:text-box>
            <text:p><text:span text:style-name="T2">Pausar</text:span></text:p>
            <text:p><text:span text:style-name="T2">notificación</text:span></text:p>
          </draw:text-box>
        </draw:frame>
        <draw:frame draw:style-name="gr29" draw:text-style-name="P4" draw:layer="layout" svg:width="2.1cm" svg:height="0.569cm" svg:x="13.1cm" svg:y="11.717cm">
          <draw:text-box>
            <text:p><text:span text:style-name="T2">Descancelar</text:span></text:p>
          </draw:text-box>
        </draw:frame>
        <draw:line draw:style-name="gr25" draw:text-style-name="P3" draw:layer="layout" svg:x1="10.5cm" svg:y1="12cm" svg:x2="10.5cm" svg:y2="15.9cm">
          <text:p/>
        </draw:line>
        <draw:line draw:style-name="gr25" draw:text-style-name="P3" draw:layer="layout" svg:x1="10.8cm" svg:y1="15.9cm" svg:x2="10.8cm" svg:y2="12cm">
          <text:p/>
        </draw:line>
        <draw:frame draw:style-name="gr28" draw:text-style-name="P4" draw:layer="layout" svg:width="1.7cm" svg:height="0.587cm" svg:x="10.7cm" svg:y="13.417cm">
          <draw:text-box>
            <text:p><text:span text:style-name="T2">Cancelar</text:span></text:p>
          </draw:text-box>
        </draw:frame>
        <draw:frame draw:style-name="gr29" draw:text-style-name="P4" draw:layer="layout" svg:width="2.1cm" svg:height="0.569cm" svg:x="12.5cm" svg:y="14.518cm">
          <draw:text-box>
            <text:p><text:span text:style-name="T2">Descancelar</text:span></text:p>
          </draw:text-box>
        </draw:frame>
        <draw:line draw:style-name="gr25" draw:text-style-name="P3" draw:layer="layout" svg:x1="16.1cm" svg:y1="16cm" svg:x2="11.8cm" svg:y2="11.8cm">
          <text:p/>
        </draw:line>
        <draw:line draw:style-name="gr25" draw:text-style-name="P3" draw:layer="layout" svg:x1="11.5cm" svg:y1="11.9cm" svg:x2="15.8cm" svg:y2="16.1cm">
          <text:p/>
        </draw:line>
        <draw:frame draw:style-name="gr28" draw:text-style-name="P4" draw:layer="layout" svg:width="1.7cm" svg:height="0.587cm" svg:x="14.3cm" svg:y="14.018cm">
          <draw:text-box>
            <text:p><text:span text:style-name="T2">Cancelar</text:span></text:p>
          </draw:text-box>
        </draw:frame>
        <draw:frame draw:style-name="gr29" draw:text-style-name="P4" draw:layer="layout" svg:width="2.1cm" svg:height="0.569cm" svg:x="8.6cm" svg:y="13.419cm">
          <draw:text-box>
            <text:p><text:span text:style-name="T2">Descancelar</text:span></text:p>
          </draw:text-box>
        </draw:frame>
        <draw:frame draw:style-name="gr29" draw:text-style-name="P4" draw:layer="layout" svg:width="2.1cm" svg:height="0.569cm" svg:x="4.4cm" svg:y="14.119cm">
          <draw:text-box>
            <text:p><text:span text:style-name="T2">Descancelar</text:span></text:p>
          </draw:text-box>
        </draw:frame>
        <draw:line draw:style-name="gr25" draw:text-style-name="P3" draw:layer="layout" svg:x1="9.4cm" svg:y1="11.801cm" svg:x2="5.1cm" svg:y2="16.001cm">
          <text:p/>
        </draw:line>
        <draw:line draw:style-name="gr25" draw:text-style-name="P3" draw:layer="layout" svg:x1="5.4cm" svg:y1="16.1cm" svg:x2="9.7cm" svg:y2="11.901cm">
          <text:p/>
        </draw:line>
        <draw:frame draw:style-name="gr28" draw:text-style-name="P4" draw:layer="layout" svg:width="1.7cm" svg:height="0.587cm" svg:x="7cm" svg:y="14.319cm">
          <draw:text-box>
            <text:p><text:span text:style-name="T2">Cancelar</text:span></text:p>
          </draw:text-box>
        </draw:frame>
        <draw:frame draw:style-name="gr28" draw:text-style-name="P4" draw:layer="layout" svg:width="1.7cm" svg:height="0.587cm" svg:x="6.9cm" svg:y="11.017cm">
          <draw:text-box>
            <text:p><text:span text:style-name="T2">Anular</text:span></text:p>
          </draw:text-box>
        </draw:frame>
        <draw:frame draw:style-name="gr28" draw:text-style-name="P4" draw:layer="layout" svg:width="1.7cm" svg:height="0.587cm" svg:x="4.2cm" svg:y="18.417cm">
          <draw:text-box>
            <text:p><text:span text:style-name="T2">Finalizar</text:span></text:p>
          </draw:text-box>
        </draw:frame>
        <draw:frame draw:style-name="gr29" draw:text-style-name="P4" draw:layer="layout" svg:width="2.1cm" svg:height="0.569cm" svg:x="6.7cm" svg:y="15.92cm">
          <draw:text-box>
            <text:p><text:span text:style-name="T2">Iniciar curso</text:span></text:p>
          </draw:text-box>
        </draw:frame>
        <draw:frame draw:style-name="gr29" draw:text-style-name="P4" draw:layer="layout" svg:width="2.8cm" svg:height="0.569cm" svg:x="12.7cm" svg:y="15.719cm">
          <draw:text-box>
            <text:p><text:span text:style-name="T2">Cerrar notificación</text:span></text:p>
          </draw:text-box>
        </draw:frame>
        <draw:frame draw:style-name="gr29" draw:text-style-name="P4" draw:layer="layout" svg:width="3cm" svg:height="0.569cm" svg:x="12.2cm" svg:y="16.52cm">
          <draw:text-box>
            <text:p><text:span text:style-name="T2">Reabrir notificación</text:span></text:p>
          </draw:text-box>
        </draw:frame>
        <draw:frame draw:style-name="gr36" draw:text-style-name="P11" draw:layer="layout" svg:width="6.7cm" svg:height="3.699cm" svg:x="12.6cm" svg:y="21.901cm">
          <draw:text-box>
            <text:p text:style-name="P1"><text:span text:style-name="T6">CANCELAR / DESCANCELAR</text:span></text:p>
            <text:p><text:span text:style-name="T6"/></text:p>
            <text:p><text:span text:style-name="T6">Cuando un estado transita al estado CANCELADA mediante la acción “cancelar” y posteriormente se realiza la acción “descancelar”, el flujo se dirigirá hacia el estado desde donde se lanzo la acción de cancelar.</text:span></text:p>
            <text:p><text:span text:style-name="T6"/></text:p>
            <text:p><text:span text:style-name="T6">Ejemplo:desde es el estado PENDIENTE cancelo la edición y transita al estado CANCELADA. Acto seguido descancelo y regreso al estado PENDIENTE y no a ningún otro.</text:span></text:p>
            <text:p><text:span text:style-name="T6"/></text:p>
            <text:p><text:span text:style-name="T6">Esto se consigue porque la entidad Edición mantiene dos atributos: estado y estado_anterior. De esta manera siempre se sabe desde qué estado se transitó al estado actual.</text:span></text:p>
          </draw:text-box>
        </draw:frame>
        <draw:line draw:style-name="gr21" draw:text-style-name="P3" draw:layer="layout" svg:x1="17.2cm" svg:y1="16.9cm" svg:x2="17.2cm" svg:y2="18.4cm">
          <text:p/>
        </draw:line>
        <draw:line draw:style-name="gr21" draw:text-style-name="P3" draw:layer="layout" svg:x1="15.6cm" svg:y1="18.4cm" svg:x2="18.9cm" svg:y2="18.4cm">
          <text:p/>
        </draw:line>
        <draw:line draw:style-name="gr25" draw:text-style-name="P3" draw:layer="layout" svg:x1="15.6cm" svg:y1="18.4cm" svg:x2="15.6cm" svg:y2="19.7cm">
          <text:p/>
        </draw:line>
        <draw:line draw:style-name="gr25" draw:text-style-name="P3" draw:layer="layout" svg:x1="16.7cm" svg:y1="18.4cm" svg:x2="16.7cm" svg:y2="19.7cm">
          <text:p/>
        </draw:line>
        <draw:line draw:style-name="gr25" draw:text-style-name="P3" draw:layer="layout" svg:x1="17.8cm" svg:y1="18.4cm" svg:x2="17.8cm" svg:y2="19.7cm">
          <text:p/>
        </draw:line>
        <draw:line draw:style-name="gr25" draw:text-style-name="P3" draw:layer="layout" svg:x1="18.9cm" svg:y1="18.4cm" svg:x2="18.9cm" svg:y2="19.7cm">
          <text:p/>
        </draw:line>
        <draw:frame draw:style-name="gr37" draw:text-style-name="P3" draw:layer="layout" svg:width="0.9cm" svg:height="0.9cm" svg:x="15.1cm" svg:y="19.7cm">
          <draw:image xlink:href="Pictures/1000000000000064000000647AE6E3FDE73A8477.jpg" xlink:type="simple" xlink:show="embed" xlink:actuate="onLoad" loext:mime-type="image/jpeg">
            <text:p/>
          </draw:image>
        </draw:frame>
        <draw:frame draw:style-name="gr37" draw:text-style-name="P3" draw:layer="layout" svg:width="0.9cm" svg:height="0.9cm" svg:x="16.2cm" svg:y="19.7cm">
          <draw:image xlink:href="Pictures/1000000000000064000000647AE6E3FDE73A8477.jpg" xlink:type="simple" xlink:show="embed" xlink:actuate="onLoad" loext:mime-type="image/jpeg">
            <text:p/>
          </draw:image>
        </draw:frame>
        <draw:frame draw:style-name="gr37" draw:text-style-name="P3" draw:layer="layout" svg:width="0.9cm" svg:height="0.9cm" svg:x="17.3cm" svg:y="19.7cm">
          <draw:image xlink:href="Pictures/1000000000000064000000647AE6E3FDE73A8477.jpg" xlink:type="simple" xlink:show="embed" xlink:actuate="onLoad" loext:mime-type="image/jpeg">
            <text:p/>
          </draw:image>
        </draw:frame>
        <draw:frame draw:style-name="gr37" draw:text-style-name="P3" draw:layer="layout" svg:width="0.9cm" svg:height="0.9cm" svg:x="18.4cm" svg:y="19.7cm">
          <draw:image xlink:href="Pictures/1000000000000064000000647AE6E3FDE73A8477.jpg" xlink:type="simple" xlink:show="embed" xlink:actuate="onLoad" loext:mime-type="image/jpeg">
            <text:p/>
          </draw:image>
        </draw:frame>
        <draw:custom-shape draw:style-name="gr34" draw:text-style-name="P7" draw:layer="layout" svg:width="1.5cm" svg:height="1cm" svg:x="10.1cm" svg:y="8.9cm">
          <text:p text:style-name="P1"><text:span text:style-name="T2">Borr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7" draw:layer="layout" svg:width="1.5cm" svg:height="1cm" svg:x="18.2cm" svg:y="14.1cm">
          <text:p text:style-name="P1"><text:span text:style-name="T2">Borr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3" draw:layer="layout" svg:x1="19cm" svg:y1="15.1cm" svg:x2="18.4cm" svg:y2="16.1cm">
          <text:p/>
        </draw:line>
        <draw:line draw:style-name="gr16" draw:text-style-name="P3" draw:layer="layout" svg:x1="10.8cm" svg:y1="9cm" svg:x2="10.8cm" svg:y2="7.1cm">
          <text:p/>
        </draw:line>
        <draw:line draw:style-name="gr16" draw:text-style-name="P3" draw:layer="layout" svg:x1="11.3cm" svg:y1="9.2cm" svg:x2="15.9cm" svg:y2="7cm">
          <text:p/>
        </draw:line>
        <draw:line draw:style-name="gr16" draw:text-style-name="P3" draw:layer="layout" svg:x1="10.3cm" svg:y1="9.3cm" svg:x2="5cm" svg:y2="7cm">
          <text:p/>
        </draw:line>
        <draw:line draw:style-name="gr16" draw:text-style-name="P3" draw:layer="layout" svg:x1="11.3cm" svg:y1="9.6cm" svg:x2="16.3cm" svg:y2="11.1cm">
          <text:p/>
        </draw:line>
        <draw:custom-shape draw:style-name="gr34" draw:text-style-name="P7" draw:layer="layout" svg:width="1.5cm" svg:height="1cm" svg:x="13.9cm" svg:y="3.9cm">
          <text:p text:style-name="P1"><text:span text:style-name="T2">Mod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3" draw:layer="layout" svg:x1="15cm" svg:y1="4.7cm" svg:x2="16.3cm" svg:y2="6.2cm">
          <text:p/>
        </draw:line>
        <draw:custom-shape draw:style-name="gr34" draw:text-style-name="P7" draw:layer="layout" svg:width="1.5cm" svg:height="1cm" svg:x="3.301cm" svg:y="3.501cm">
          <text:p text:style-name="P1"><text:span text:style-name="T2">Mod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3" draw:layer="layout" svg:x1="4.1cm" svg:y1="4.5cm" svg:x2="4.1cm" svg:y2="6.1cm">
          <text:p/>
        </draw:line>
      </draw:page>
      <draw:page draw:name="page6" draw:style-name="dp1" draw:master-page-name="Predeterminado">
        <draw:frame draw:style-name="gr30" draw:text-style-name="P6" draw:layer="layout" svg:width="7.4cm" svg:height="0.725cm" svg:x="6.8cm" svg:y="1.5cm">
          <draw:text-box>
            <text:p><text:span text:style-name="T3">Sesiones de Calendario - Estados</text:span></text:p>
          </draw:text-box>
        </draw:frame>
        <draw:ellipse draw:style-name="gr1" draw:text-style-name="P2" draw:layer="layout" svg:width="3.3cm" svg:height="1cm" svg:x="9cm" svg:y="6cm">
          <text:p text:style-name="P1"><text:span text:style-name="T1">EN CURSO</text:span></text:p>
        </draw:ellipse>
        <draw:ellipse draw:style-name="gr1" draw:text-style-name="P2" draw:layer="layout" svg:width="3.3cm" svg:height="1cm" svg:x="15.5cm" svg:y="6cm">
          <text:p text:style-name="P1"><text:span text:style-name="T1">FINALIZADA</text:span></text:p>
        </draw:ellipse>
        <draw:ellipse draw:style-name="gr1" draw:text-style-name="P2" draw:layer="layout" svg:width="3.3cm" svg:height="1cm" svg:x="2.6cm" svg:y="6cm">
          <text:p text:style-name="P1"><text:span text:style-name="T1">EDITABLE</text:span></text:p>
        </draw:ellipse>
        <draw:line draw:style-name="gr25" draw:text-style-name="P3" draw:layer="layout" svg:x1="2.6cm" svg:y1="8.3cm" svg:x2="3.8cm" svg:y2="7cm">
          <text:p/>
        </draw:line>
        <draw:custom-shape draw:style-name="gr34" draw:text-style-name="P7" draw:layer="layout" svg:width="1.5cm" svg:height="1cm" svg:x="1.8cm" svg:y="3.7cm">
          <text:p text:style-name="P1"><text:span text:style-name="T2">Cre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7" draw:layer="layout" svg:width="1.5cm" svg:height="1cm" svg:x="3.8cm" svg:y="3.6cm">
          <text:p text:style-name="P1"><text:span text:style-name="T2">Mod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3" draw:layer="layout" svg:x1="2.6cm" svg:y1="4.701cm" svg:x2="3.8cm" svg:y2="6.001cm">
          <text:p/>
        </draw:line>
        <draw:custom-shape draw:style-name="gr34" draw:text-style-name="P7" draw:layer="layout" svg:width="1.5cm" svg:height="1cm" svg:x="1.8cm" svg:y="8.3cm">
          <text:p text:style-name="P1"><text:span text:style-name="T2">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3" draw:layer="layout" svg:x1="4.6cm" svg:y1="4.6cm" svg:x2="4.6cm" svg:y2="6.001cm">
          <text:p/>
        </draw:line>
        <draw:custom-shape draw:style-name="gr34" draw:text-style-name="P7" draw:layer="layout" svg:width="1.5cm" svg:height="1cm" svg:x="3.701cm" svg:y="8.301cm">
          <text:p text:style-name="P1"><text:span text:style-name="T2">Borr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3" draw:layer="layout" svg:x1="4.5cm" svg:y1="8.3cm" svg:x2="4.5cm" svg:y2="7.001cm">
          <text:p/>
        </draw:line>
        <draw:line draw:style-name="gr25" draw:text-style-name="P3" draw:layer="layout" svg:x1="5.9cm" svg:y1="6.5cm" svg:x2="9cm" svg:y2="6.5cm">
          <text:p/>
        </draw:line>
        <draw:line draw:style-name="gr25" draw:text-style-name="P3" draw:layer="layout" svg:x1="12.3cm" svg:y1="6.5cm" svg:x2="15.5cm" svg:y2="6.5cm">
          <text:p/>
        </draw:line>
        <draw:frame draw:style-name="gr12" draw:text-style-name="P13" draw:layer="layout" svg:width="2.6cm" svg:height="0.6cm" svg:x="5.8cm" svg:y="6cm">
          <draw:text-box>
            <text:p>Iniciar curso <text:s/><text:span text:style-name="T9">(#)</text:span></text:p>
          </draw:text-box>
        </draw:frame>
        <draw:frame draw:style-name="gr13" draw:text-style-name="P13" draw:layer="layout" svg:width="2.3cm" svg:height="0.887cm" svg:x="12.6cm" svg:y="5.7cm">
          <draw:text-box>
            <text:p>Anular <text:s/><text:span text:style-name="T9">(#)</text:span></text:p>
            <text:p><text:span text:style-name="T9">/ </text:span><text:span text:style-name="T10">Finalizar</text:span></text:p>
          </draw:text-box>
        </draw:frame>
        <draw:frame draw:style-name="gr12" draw:text-style-name="P15" draw:layer="layout" svg:width="4.1cm" svg:height="0.6cm" svg:x="1.9cm" svg:y="10.3cm">
          <draw:text-box>
            <text:p><text:span text:style-name="T9">RS: </text:span><text:span text:style-name="T10">Reordenar sesiones.</text:span></text:p>
          </draw:text-box>
        </draw:frame>
        <draw:frame draw:style-name="gr38" draw:text-style-name="P15" draw:layer="layout" svg:width="6.9cm" svg:height="1.4cm" svg:x="12.5cm" svg:y="9.9cm">
          <draw:text-box>
            <text:p><text:span text:style-name="T9">(#) </text:span><text:span text:style-name="T10">Transición efectuada como efecto colateral de aplicar dicha acción sobre la Edición a la que pertenece la sesión de calendario.</text:span></text:p>
          </draw:text-box>
        </draw:frame>
        <draw:rect draw:style-name="gr19" draw:text-style-name="P8" draw:layer="layout" svg:width="1.901cm" svg:height="0.694cm" svg:x="6.2cm" svg:y="8.4cm">
          <text:p text:style-name="P1"><text:span text:style-name="T2">Edición / </text:span></text:p>
          <text:p text:style-name="P1"><text:span text:style-name="T2">Borrar</text:span></text:p>
        </draw:rect>
        <draw:rect draw:style-name="gr19" draw:text-style-name="P8" draw:layer="layout" svg:width="1.901cm" svg:height="0.694cm" svg:x="6.201cm" svg:y="3.8cm">
          <text:p text:style-name="P1"><text:span text:style-name="T2">Edición / </text:span></text:p>
          <text:p text:style-name="P1"><text:span text:style-name="T2">Modificar</text:span></text:p>
        </draw:rect>
        <draw:line draw:style-name="gr21" draw:text-style-name="P3" draw:layer="layout" svg:x1="6.2cm" svg:y1="8.8cm" svg:x2="5.2cm" svg:y2="8.8cm">
          <text:p/>
        </draw:line>
        <draw:line draw:style-name="gr21" draw:text-style-name="P3" draw:layer="layout" svg:x1="5.3cm" svg:y1="4.1cm" svg:x2="6.2cm" svg:y2="4.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Fin_20_de_20_línea_20_2" draw:display-name="Fin de línea 2" svg:viewBox="0 0 1131 902" svg:d="M564 0l-564 902h1131z"/>
    <draw:marker draw:name="Fin_20_de_20_línea_20_4" draw:display-name="Fin de línea 4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foo foo</meta:initial-creator>
    <meta:creation-date>2014-11-21T14:32:14.55</meta:creation-date>
    <dc:date>2020-02-24T23:49:46.200000000</dc:date>
    <meta:editing-duration>PT21H10M15S</meta:editing-duration>
    <meta:editing-cycles>60</meta:editing-cycles>
    <meta:generator>LibreOffice/6.3.3.2$Windows_X86_64 LibreOffice_project/a64200df03143b798afd1ec74a12ab50359878ed</meta:generator>
    <meta:document-statistic meta:object-count="378"/>
  </office:meta>
</office:document-meta>
</file>